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  <style:font-face style:name="Times New Roman2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05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82cm"/>
    </style:style>
    <style:style style:name="co4" style:family="table-column">
      <style:table-column-properties fo:break-before="auto" style:column-width="3.66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3.448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4.387cm"/>
    </style:style>
    <style:style style:name="co9" style:family="table-column">
      <style:table-column-properties fo:break-before="auto" style:column-width="3.963cm"/>
    </style:style>
    <style:style style:name="co10" style:family="table-column">
      <style:table-column-properties fo:break-before="auto" style:column-width="4.44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ff6d6d" style:text-align-source="fix" style:repeat-content="false" fo:border="0.74pt solid #000000"/>
      <style:paragraph-properties fo:text-align="start" fo:margin-left="0cm"/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2" fo:font-size="12pt" style:font-size-asian="12pt" style:font-size-complex="12pt"/>
    </style:style>
    <style:style style:name="ce9" style:family="table-cell" style:parent-style-name="Default">
      <style:table-cell-properties fo:background-color="#ff6d6d" style:text-align-source="fix" style:repeat-content="false" fo:border="0.74pt solid #000000"/>
      <style:paragraph-properties fo:text-align="start" fo:margin-left="0cm"/>
      <style:text-properties style:font-name="Times New Roman2" fo:font-size="12pt" style:font-size-asian="12pt" style:font-size-complex="12pt"/>
    </style:style>
    <style:style style:name="ce12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  <style:text-properties style:font-name="Times New Roman2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2" fo:font-size="12pt" style:font-size-asian="12pt" style:font-name-complex="Times New Roman2" style:font-size-complex="12pt"/>
    </style:style>
    <style:style style:name="ce11" style:family="table-cell" style:parent-style-name="Default">
      <style:text-properties style:font-name="Times New Roman2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9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 fo:font-size="13pt" style:font-name-asian="Times New Roman" style:font-size-asian="13pt" style:font-name-complex="Times New Roman" style:font-size-complex="13pt"/>
    </style:style>
    <style:style style:name="ce21" style:family="table-cell" style:parent-style-name="Default">
      <style:table-cell-properties fo:background-color="#ff6d6d" style:text-align-source="fix" style:repeat-content="false" fo:border="0.74pt solid #000000"/>
      <style:paragraph-properties fo:text-align="start" fo:margin-left="0cm"/>
      <style:text-properties style:font-name="Times New Roman" fo:font-size="13pt" style:font-name-asian="Times New Roman" style:font-size-asian="13pt" style:font-name-complex="Times New Roman" style:font-size-complex="13pt"/>
    </style:style>
    <style:style style:name="ce22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  <style:text-properties style:font-name="Times New Roman" fo:font-size="13pt" style:font-name-asian="Times New Roman" style:font-size-asian="13pt" style:font-name-complex="Times New Roman" style:font-size-complex="13pt"/>
    </style:style>
    <style:style style:name="ce23" style:family="table-cell" style:parent-style-name="Default">
      <style:table-cell-properties fo:background-color="#ff6d6d" style:text-align-source="fix" style:repeat-content="false" fo:border="0.74pt solid #000000"/>
      <style:paragraph-properties fo:text-align="start" fo:margin-left="0cm"/>
      <style:text-properties style:font-name="Times New Roman1" fo:font-size="12pt" style:font-size-asian="12pt" style:font-size-complex="12pt"/>
    </style:style>
    <style:style style:name="ce24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cm"/>
      <style:text-properties fo:color="#ff0000" style:font-name="Times New Roman2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2" fo:font-weight="normal" style:letter-kerning="true" style:font-name-complex="Times New Roman2" style:font-weight-asian="normal" style:font-weight-complex="normal"/>
    </style:style>
    <style:style style:name="T3" style:family="text">
      <style:text-properties style:font-name="Times New Roman2" fo:font-weight="normal" style:letter-kerning="true" style:font-name-complex="Times New Roman2" style:font-weight-asian="normal" style:font-weight-complex="normal" style:use-window-font-color="true" fo:font-size="12pt" fo:font-style="italic" fo:language="es" fo:country="ES" style:language-asian="zh" style:country-asian="CN" style:language-complex="hi" style:country-complex="IN" style:font-size-asian="12pt" style:font-size-complex="12pt" style:font-style-complex="italic"/>
    </style:style>
    <style:style style:name="T4" style:family="text">
      <style:text-properties style:font-name="Times New Roman2" fo:font-weight="normal" style:letter-kerning="true" style:font-name-complex="Times New Roman2" style:font-weight-asian="normal" style:font-weight-complex="normal" style:use-window-font-color="true" fo:font-size="12pt" fo:language="es" fo:country="ES" style:language-asian="zh" style:country-asian="CN" style:language-complex="hi" style:country-complex="IN" style:font-name-asian="Times New Roman2" style:font-size-asian="12pt" style:font-size-complex="12pt"/>
    </style:style>
    <style:style style:name="T5" style:family="text">
      <style:text-properties fo:font-style="italic" style:font-style-asian="italic" style:font-style-complex="italic" style:font-name="Times New Roman2"/>
    </style:style>
    <style:style style:name="T6" style:family="text">
      <style:text-properties style:font-name="Times New Roman2"/>
    </style:style>
    <style:style style:name="T7" style:family="text">
      <style:text-properties style:font-name="Times New Roman2" fo:font-weight="normal" style:letter-kerning="true" style:font-weight-asian="normal" style:font-weight-complex="normal"/>
    </style:style>
    <style:style style:name="T8" style:family="text">
      <style:text-properties style:font-name="Times New Roman2" fo:font-weight="normal" style:letter-kerning="true" style:font-weight-asian="normal" style:font-weight-complex="normal" style:use-window-font-color="true" fo:font-size="12pt" fo:font-style="italic" fo:language="es" fo:country="ES" style:language-asian="zh" style:country-asian="CN" style:language-complex="hi" style:country-complex="IN" style:font-size-asian="12pt" style:font-size-complex="12pt" style:font-style-complex="italic"/>
    </style:style>
    <style:style style:name="T9" style:family="text">
      <style:text-properties style:font-name="Times New Roman2" fo:font-weight="normal" style:letter-kerning="true" style:font-weight-asian="normal" style:font-weight-complex="normal" style:use-window-font-color="true" fo:font-size="12pt" fo:language="es" fo:country="ES" style:language-asian="zh" style:country-asian="CN" style:language-complex="hi" style:country-complex="IN" style:font-size-asian="12pt" style:font-size-complex="12pt"/>
    </style:style>
    <style:style style:name="T10" style:family="text">
      <style:text-properties style:font-name="Times New Roman2" fo:font-weight="normal" style:letter-kerning="true" style:font-weight-asian="normal" style:font-weight-complex="normal" style:use-window-font-color="true" fo:font-size="12pt" fo:language="es" fo:country="ES" style:language-asian="zh" style:country-asian="CN" style:language-complex="hi" style:country-complex="IN" style:font-size-asian="12pt" style:font-size-complex="12pt" fo:font-style="italic" style:font-style-asian="italic" style:font-style-complex="italic"/>
    </style:style>
    <style:style style:name="T11" style:family="text">
      <style:text-properties style:font-name="Times New Roman" style:font-name-asian="Times New Roman" style:font-name-complex="Times New Roman"/>
    </style:style>
    <style:style style:name="T12" style:family="text">
      <style:text-properties style:font-name="Times New Roman2" fo:font-weight="normal" style:letter-kerning="true" style:font-name-complex="Times New Roman2" style:font-weight-asian="normal" style:font-weight-complex="normal" style:use-window-font-color="true" fo:font-size="12pt" fo:language="es" fo:country="ES" style:language-asian="zh" style:country-asian="CN" style:language-complex="hi" style:country-complex="IN" style:font-size-asian="12pt" style:font-size-complex="12pt"/>
    </style:style>
    <style:style style:name="T13" style:family="text">
      <style:text-properties style:font-name="Times New Roman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style:font-name-complex="Times New Roman2"/>
    </style:style>
    <style:style style:name="T17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style:font-name-complex="Times New Roman2" fo:font-style="italic" style:font-style-asian="italic" style:font-style-complex="italic"/>
    </style:style>
    <style:style style:name="T18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text-emphasize="none" style:font-relief="none" style:text-overline-style="none" style:text-overline-color="font-color" style:font-name-complex="Times New Roman2" fo:font-style="normal" style:font-style-asian="normal" style:font-style-complex="normal"/>
    </style:style>
    <style:style style:name="T19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style:font-name="Times New Roman" style:font-name-asian="Times New Roman" style:font-name-complex="Times New Roman"/>
    </style:style>
    <style:style style:name="T20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22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 style:font-name="Times New Roman"/>
    </style:style>
    <style:style style:name="T23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style:font-name="Times New Roman" fo:font-style="normal" style:font-style-asian="normal" style:font-style-complex="normal"/>
    </style:style>
    <style:style style:name="T24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style:font-name="Times New Roman2"/>
    </style:style>
    <style:style style:name="T25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style:font-name="Times New Roman2" fo:font-style="italic" style:font-style-asian="italic" style:font-style-complex="italic"/>
    </style:style>
    <style:style style:name="T26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style:font-name="Times New Roman2" fo:font-style="normal" style:font-style-asian="normal" style:font-style-complex="normal"/>
    </style:style>
    <style:style style:name="T27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style:font-name="Times New Roman"/>
    </style:style>
    <style:style style:name="T28" style:family="text">
      <style:text-properties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style:font-name="Times New Roman"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-asian="Times New Roman" style:font-name-complex="Times New Roman"/>
    </style:style>
    <style:style style:name="T3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-asian="Microsoft YaHei" style:font-name-complex="Lucida Sans"/>
    </style:style>
    <style:style style:name="T36" style:family="text">
      <style:text-properties style:font-name="Times New Roman2" style:font-name-asian="Times New Roman2" style:font-name-complex="Times New Roman2"/>
    </style:style>
    <style:style style:name="T37" style:family="text">
      <style:text-properties style:font-name="Times New Roman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imes New Roman2" style:font-name-complex="Times New Roman2"/>
    </style:style>
    <style:style style:name="T3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2" style:font-name-asian="Times New Roman2" style:font-name-complex="Times New Roman2"/>
    </style:style>
    <style:style style:name="T4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style:font-name-asian="Times New Roman" style:font-name-complex="Times New Roman"/>
    </style:style>
    <style:style style:name="T4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2" style:font-name-asian="Microsoft YaHei" style:font-name-complex="Lucida Sans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2" style:font-name-asian="Microsoft YaHei" style:font-name-complex="Lucida Sans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style:font-name-asian="Times New Roman" style:font-name-complex="Times New Roman"/>
    </style:style>
    <style:style style:name="T44" style:family="text">
      <style:text-properties style:font-name="Times New Roman2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 fo:font-size="13pt" style:font-name-asian="Times New Roman2" style:font-name-complex="Times New Roman2" style:font-size-asian="13pt" style:font-size-complex="13pt"/>
    </style:style>
    <style:style style:name="T45" style:family="text">
      <style:text-properties style:font-name="Times New Roman2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font-size="13pt" style:font-name-asian="Times New Roman2" style:font-name-complex="Times New Roman2" style:font-size-asian="13pt" style:font-size-complex="13pt" fo:font-style="normal" style:font-style-asian="normal" style:font-style-complex="normal"/>
    </style:style>
    <style:style style:name="T46" style:family="text">
      <style:text-properties style:font-name="Times New Roman2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font-size="13pt" style:font-name-asian="Times New Roman2" style:font-name-complex="Times New Roman2" style:font-size-asian="13pt" style:font-size-complex="13pt" fo:font-style="italic" style:font-style-asian="italic" style:font-style-complex="italic"/>
    </style:style>
    <style:style style:name="T47" style:family="text">
      <style:text-properties style:font-name="Times New Roman2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weight-asian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style-asian="normal" style:use-window-font-color="true" style:font-name="Times New Roman2" fo:font-size="12pt" fo:font-style="italic" style:letter-kerning="true" style:font-name-complex="Times New Roman2" style:font-size-asian="12pt" style:font-size-complex="12pt" style:font-style-complex="italic"/>
    </style:style>
    <style:style style:name="T5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style-asian="normal" style:use-window-font-color="true" style:font-name="Times New Roman2" fo:font-size="12pt" style:letter-kerning="true" style:font-name-complex="Times New Roman2" style:font-size-asian="12pt" style:font-size-complex="12pt" fo:font-style="normal" style:font-style-complex="normal"/>
    </style:style>
    <style:style style:name="T51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style-asian="normal" style:use-window-font-color="true" style:font-name="Times New Roman2" fo:font-size="12pt" style:letter-kerning="true" style:font-name-complex="Times New Roman2" style:font-size-asian="12pt" style:font-size-complex="12pt" fo:font-style="italic" style:font-style-complex="italic"/>
    </style:style>
    <style:style style:name="T5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style-asian="normal" style:use-window-font-color="true" style:font-name="Times New Roman2" fo:font-size="12pt" style:letter-kerning="true" style:font-size-asian="12pt" style:font-size-complex="12pt" fo:font-style="normal" style:font-style-complex="normal" style:font-name-asian="Microsoft YaHei" style:font-name-complex="Lucida Sans"/>
    </style:style>
    <style:style style:name="T53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use-window-font-color="true" style:font-name="Times New Roman2" fo:font-size="12pt" style:letter-kerning="true" style:font-size-asian="12pt" style:font-size-complex="12pt" style:font-name-asian="Microsoft YaHei" style:font-name-complex="Lucida Sans" fo:font-style="italic" style:font-style-asian="italic" style:font-style-complex="italic"/>
    </style:style>
    <style:style style:name="T54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use-window-font-color="true" style:font-name="Times New Roman2" fo:font-size="12pt" style:letter-kerning="true" style:font-size-asian="12pt" style:font-size-complex="12pt" style:font-name-asian="Microsoft YaHei" style:font-name-complex="Lucida Sans" fo:font-style="normal" style:font-style-asian="normal" style:font-style-complex="normal"/>
    </style:style>
    <style:style style:name="T55" style:family="text">
      <style:text-properties style:font-name="Times New Roman2" fo:font-size="12pt"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Times New Roman2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Times New Roman2" style:font-name-complex="Times New Roman2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Times New Roman" style:font-name-complex="Times New Roman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Times New Roman2" fo:font-style="italic" style:font-style-asian="italic" style:font-style-complex="italic"/>
    </style:style>
    <style:style style:name="T59" style:family="text">
      <style:text-properties style:font-name="Times New Roman2" fo:font-style="normal" style:font-style-asian="normal" style:font-style-complex="normal"/>
    </style:style>
    <style:style style:name="T6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6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3" style:family="text">
      <style:text-properties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font-weight="bold"/>
    </style:style>
    <style:style style:name="T64" style:family="text">
      <style:text-properties style:text-underline-style="none" style:text-underline-color="font-color" style:text-line-through-type="none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2" table:number-columns-repeated="1008" table:default-cell-style-name="ce6"/>
        <table:table-row table:style-name="ro1"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ISO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Branch</text:p>
          </table:table-cell>
          <table:table-cell table:style-name="ce3" office:value-type="string" calcext:value-type="string">
            <text:p>Source(s)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NOT-YET marker</text:p>
          </table:table-cell>
          <table:table-cell table:style-name="ce3" office:value-type="string" calcext:value-type="string">
            <text:p>NOT YET expression</text:p>
          </table:table-cell>
          <table:table-cell table:style-name="ce3" office:value-type="string" calcext:value-type="string">
            <text:p>Emphatic status</text:p>
          </table:table-cell>
          <table:table-cell table:style-name="ce3" office:value-type="string" calcext:value-type="string">
            <text:p>Boundedness</text:p>
          </table:table-cell>
          <table:table-cell table:style-name="ce3" office:value-type="string" calcext:value-type="string">
            <text:p>NEG allowed</text:p>
          </table:table-cell>
          <table:table-cell table:style-name="ce3" office:value-type="string" calcext:value-type="string">
            <text:p>Secondary uses</text:p>
          </table:table-cell>
          <table:table-cell table:style-name="ce3" office:value-type="string" calcext:value-type="string">
            <text:p>Future marker</text:p>
          </table:table-cell>
          <table:table-cell table:style-name="ce3" office:value-type="string" calcext:value-type="string">
            <text:p>Future expression</text:p>
          </table:table-cell>
          <table:table-cell table:style-name="ce3" office:value-type="string" calcext:value-type="string">
            <text:p>Uncertainty marker</text:p>
          </table:table-cell>
          <table:table-cell table:style-name="ce3" office:value-type="string" calcext:value-type="string">
            <text:p>Uncertainty expression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chagua</text:p>
          </table:table-cell>
          <table:table-cell table:style-name="ce4" office:value-type="string" calcext:value-type="string">
            <text:p>aca</text:p>
          </table:table-cell>
          <table:table-cell table:style-name="ce4" office:value-type="string" calcext:value-type="string">
            <text:p>Arawakan</text:p>
          </table:table-cell>
          <table:table-cell office:value-type="string" calcext:value-type="string">
            <text:p>Japura-Colombia</text:p>
          </table:table-cell>
          <table:table-cell table:style-name="ce4" office:value-type="string" calcext:value-type="string">
            <text:p>Meléndez Lozano, Miguel Á. 1992. <text:span text:style-name="T1">La lengua achagua: estudio gramatical</text:span>. Bogotá: Universidad de los Andes.</text:p>
          </table:table-cell>
          <table:table-cell table:style-name="ce4" office:value-type="string" calcext:value-type="string">
            <text:p>Meléndez Lozano (1992: 92, 97, 135, 137)</text:p>
          </table:table-cell>
          <table:table-cell table:style-name="ce4" office:value-type="string" calcext:value-type="string">
            <text:p><text:span text:style-name="T1">úhni</text:span> ‘still, yet’</text:p>
          </table:table-cell>
          <table:table-cell table:style-name="ce4" office:value-type="string" calcext:value-type="string">
            <text:p>No dedicated expression (2)</text:p>
          </table:table-cell>
          <table:table-cell table:style-name="ce4" office:value-type="string" calcext:value-type="string">
            <text:p>No (2)</text:p>
          </table:table-cell>
          <table:table-cell table:style-name="ce4" office:value-type="string" calcext:value-type="string">
            <text:p>Independent word (2)</text:p>
          </table:table-cell>
          <table:table-cell table:style-name="ce4" office:value-type="string" calcext:value-type="string">
            <text:p>Yes (1)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<text:span text:style-name="T13">-</text:span><text:span text:style-name="T14">hoo</text:span><text:span text:style-name="T15"> ‘FUT’</text:span></text:p>
          </table:table-cell>
          <table:table-cell table:style-name="ce4" office:value-type="string" calcext:value-type="string">
            <text:p>Dedicated expression (1)</text:p>
          </table:table-cell>
          <table:table-cell table:number-columns-repeated="2" table:style-name="ce4" office:value-type="string" calcext:value-type="string">
            <text:p>No info</text:p>
          </table:table-cell>
          <table:table-cell table:style-name="ce4" table:number-columns-repeated="1008"/>
        </table:table-row>
        <table:table-row table:style-name="ro1">
          <table:table-cell table:style-name="ce4" office:value-type="string" calcext:value-type="string">
            <text:p>Asháninka</text:p>
          </table:table-cell>
          <table:table-cell table:style-name="ce4" office:value-type="string" calcext:value-type="string">
            <text:p>cni</text:p>
          </table:table-cell>
          <table:table-cell table:style-name="ce4" office:value-type="string" calcext:value-type="string">
            <text:p>Arawakan</text:p>
          </table:table-cell>
          <table:table-cell office:value-type="string" calcext:value-type="string">
            <text:p>Southern Maipuran</text:p>
          </table:table-cell>
          <table:table-cell table:style-name="ce4" office:value-type="string" calcext:value-type="string">
            <text:p>Kindberg, Lee D. 1980. <text:span text:style-name="T1">Diccionario asháninca</text:span>. Yarinacocha: Summer Institute of Linguistics. Zumaeta Rojas, Esaú, Feliciano Torres Ríos, Ruby L. Paravecino Santiago &amp; Gerardo Anton Zerdin. 2020. <text:span text:style-name="T1">Guía práctica del idioma asháninka</text:span>. Lima: Universidad Católica Sedes Sapientiae.</text:p>
          </table:table-cell>
          <table:table-cell table:style-name="ce4" office:value-type="string" calcext:value-type="string">
            <text:p>Kindberg (1980: 443, 461, 465<text:span text:style-name="T11">‒</text:span>466), Zumaeta Rojas et al. (2020: 44)</text:p>
          </table:table-cell>
          <table:table-cell table:style-name="ce4" office:value-type="string" calcext:value-type="string">
            <text:p><text:span text:style-name="T13">-</text:span><text:span text:style-name="T14">mpaa</text:span><text:span text:style-name="T15">- ‘incomplete state or action’ + -</text:span><text:span text:style-name="T14">quera</text:span><text:span text:style-name="T15"> ‘still, yet’ or </text:span><text:span text:style-name="T14">te</text:span><text:span text:style-name="T15">- ‘realis negator’ + -</text:span><text:span text:style-name="T14">kera</text:span><text:span text:style-name="T15"> ‘still, yet’ + -</text:span><text:span text:style-name="T14">ta</text:span><text:span text:style-name="T15"> ‘optative, emphasis’ (</text:span><text:span text:style-name="T14">te-kera-ta</text:span><text:span text:style-name="T15"> ‘not yet’)</text:span></text:p>
          </table:table-cell>
          <table:table-cell table:style-name="ce4" office:value-type="string" calcext:value-type="string">
            <text:p>No dedicated expression (2)</text:p>
          </table:table-cell>
          <table:table-cell table:style-name="ce4" office:value-type="string" calcext:value-type="string">
            <text:p>No (2)</text:p>
          </table:table-cell>
          <table:table-cell table:style-name="ce4" office:value-type="string" calcext:value-type="string">
            <text:p>Phrase (1)</text:p>
          </table:table-cell>
          <table:table-cell table:style-name="ce4" office:value-type="string" calcext:value-type="string">
            <text:p>No (2)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<text:span text:style-name="T13">-</text:span><text:span text:style-name="T14">ta</text:span><text:span text:style-name="T15">, -</text:span><text:span text:style-name="T14">tsita</text:span><text:span text:style-name="T15"> ‘near future’, </text:span><text:span text:style-name="T14">eiro</text:span><text:span text:style-name="T15"> + -</text:span><text:span text:style-name="T14">tsi</text:span><text:span text:style-name="T15"> ‘negative future’, -</text:span><text:span text:style-name="T14">r</text:span><text:span text:style-name="T15">(</text:span><text:span text:style-name="T14">i</text:span><text:span text:style-name="T15">) ‘incomplete future’</text:span></text:p>
          </table:table-cell>
          <table:table-cell table:style-name="ce4" office:value-type="string" calcext:value-type="string">
            <text:p>Dedicated expression (1)</text:p>
          </table:table-cell>
          <table:table-cell table:style-name="ce4" office:value-type="string" calcext:value-type="string">
            <text:p><text:span text:style-name="T1">ariorica</text:span>, <text:span text:style-name="T1">aitanaintsi</text:span> ‘perhaps’</text:p>
          </table:table-cell>
          <table:table-cell table:style-name="ce4" office:value-type="string" calcext:value-type="string">
            <text:p>Dedicated expression (1)</text:p>
          </table:table-cell>
          <table:table-cell table:style-name="ce4" table:number-columns-repeated="1008"/>
        </table:table-row>
        <table:table-row table:style-name="ro1">
          <table:table-cell table:style-name="ce5" office:value-type="string" calcext:value-type="string">
            <text:p>Ashéninka Perené</text:p>
          </table:table-cell>
          <table:table-cell table:style-name="ce5" office:value-type="string" calcext:value-type="string">
            <text:p>prq</text:p>
          </table:table-cell>
          <table:table-cell table:style-name="ce5" office:value-type="string" calcext:value-type="string">
            <text:p>Arawakan</text:p>
          </table:table-cell>
          <table:table-cell table:style-name="ce9" office:value-type="string" calcext:value-type="string">
            <text:p>Southern Maipuran</text:p>
          </table:table-cell>
          <table:table-cell table:style-name="ce5" office:value-type="string" calcext:value-type="string">
            <text:p>Mihas, Elena. 2015. <text:span text:style-name="T1">A grammar of Alto Perené (Arawak)</text:span>. Boston/Berlin: De Gruyter.</text:p>
          </table:table-cell>
          <table:table-cell table:style-name="ce5" office:value-type="string" calcext:value-type="string">
            <text:p><text:span text:style-name="T33">Mihas (2015: 3, 127, 218</text:span><text:span text:style-name="T34">‒219</text:span><text:span text:style-name="T35">, 231</text:span><text:span text:style-name="T34">‒232, 243‒244, 253, </text:span><text:span text:style-name="T35">529</text:span><text:span text:style-name="T34">‒530)</text:span></text:p>
          </table:table-cell>
          <table:table-cell table:style-name="ce5" office:value-type="string" calcext:value-type="string">
            <text:p><text:span text:style-name="T1">tekira</text:span> ‘not yet’ (&lt; <text:span text:style-name="T1">te</text:span>- ‘realis negator’ + *<text:span text:style-name="T1">ki</text:span>, *<text:span text:style-name="T1">ke</text:span> ‘still, yet’ + =<text:span text:style-name="T1">ra</text:span> ‘potential modality, possibility of future action’ + =<text:span text:style-name="T1">ta</text:span> ‘optative, emphatic’ (?))</text:p>
          </table:table-cell>
          <table:table-cell table:style-name="ce5" office:value-type="string" calcext:value-type="string">
            <text:p>Dedicated expression (1)</text:p>
          </table:table-cell>
          <table:table-cell table:style-name="ce5" office:value-type="string" calcext:value-type="string">
            <text:p>No (2)</text:p>
          </table:table-cell>
          <table:table-cell table:style-name="ce5" office:value-type="string" calcext:value-type="string">
            <text:p>Independent word (2)</text:p>
          </table:table-cell>
          <table:table-cell table:style-name="ce5" office:value-type="string" calcext:value-type="string">
            <text:p>No (2)</text:p>
          </table:table-cell>
          <table:table-cell table:style-name="ce5" office:value-type="string" calcext:value-type="string">
            <text:p>Subordinating conjunction meaning ‘before’</text:p>
          </table:table-cell>
          <table:table-cell table:style-name="ce5" office:value-type="string" calcext:value-type="string">
            <text:p>-<text:span text:style-name="T1">aty</text:span> ‘prospective aspect marker, near future’, -<text:span text:style-name="T1">e</text:span> ‘IRR’, -<text:span text:style-name="T1">ia</text:span> ‘IRR’</text:p>
          </table:table-cell>
          <table:table-cell table:style-name="ce5" office:value-type="string" calcext:value-type="string">
            <text:p>No dedicated expression (2)</text:p>
          </table:table-cell>
          <table:table-cell table:style-name="ce5" office:value-type="string" calcext:value-type="string">
            <text:p><text:span text:style-name="T1"> </text:span><text:span text:style-name="T29">=</text:span><text:span text:style-name="T1">taima </text:span><text:span text:style-name="T29">‘dubitative’</text:span><text:span text:style-name="T1">, arima</text:span> ~ <text:span text:style-name="T1">aritaima</text:span> ‘perhaps’ (&lt; <text:span text:style-name="T1">ari</text:span> ‘positive polarity’ + =<text:span text:style-name="T1">taima</text:span> ‘dubitative’), =<text:span text:style-name="T1">kari</text:span> ‘apprehensive, uncertainty marker’</text:p>
          </table:table-cell>
          <table:table-cell table:style-name="ce5" office:value-type="string" calcext:value-type="string">
            <text:p>Dedicated expression (1)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Baniva de Maroa</text:p>
          </table:table-cell>
          <table:table-cell office:value-type="string" calcext:value-type="string">
            <text:p>gae</text:p>
          </table:table-cell>
          <table:table-cell office:value-type="string" calcext:value-type="string">
            <text:p>Arawakan</text:p>
          </table:table-cell>
          <table:table-cell office:value-type="string" calcext:value-type="string">
            <text:p>Alto Orinoco</text:p>
          </table:table-cell>
          <table:table-cell office:value-type="string" calcext:value-type="string">
            <text:p><text:span text:style-name="T2">Aikhenvald, Alexandra Y. 1998. Warekena. In Desmond C. Derbyshire &amp; Geoffrey K. Pullum (eds.), </text:span><text:span text:style-name="T3">Handbook of Amazonian languages</text:span><text:span text:style-name="T2">, vol. 4, 225</text:span><text:span text:style-name="T4">–439. Berlin/New York: De Gruyter.</text:span></text:p>
          </table:table-cell>
          <table:table-cell office:value-type="string" calcext:value-type="string">
            <text:p>Aikhenvald (1998: 264, 336, 345<text:span text:style-name="T36">–346, 371, 386, 387, 408)</text:span></text:p>
          </table:table-cell>
          <table:table-cell office:value-type="string" calcext:value-type="string">
            <text:p><text:span text:style-name="T13">-</text:span><text:span text:style-name="T14">ya</text:span><text:span text:style-name="T44">ɺu</text:span><text:span text:style-name="T45"> ‘yet, more’ (&lt; </text:span><text:span text:style-name="T46">ya</text:span><text:span text:style-name="T45">- ‘NEG’ + -</text:span><text:span text:style-name="T46">ɺu</text:span><text:span text:style-name="T45"> ‘EMPH’?)</text:span></text:p>
          </table:table-cell>
          <table:table-cell office:value-type="string" calcext:value-type="string">
            <text:p>Dedicated expression (1)</text:p>
          </table:table-cell>
          <table:table-cell office:value-type="string" calcext:value-type="string">
            <text:p>Yes (1)</text:p>
          </table:table-cell>
          <table:table-cell office:value-type="string" calcext:value-type="string">
            <text:p>Affix (4)</text:p>
          </table:table-cell>
          <table:table-cell office:value-type="string" calcext:value-type="string">
            <text:p>Yes (1)</text:p>
          </table:table-cell>
          <table:table-cell office:value-type="string" calcext:value-type="string">
            <text:p><text:span text:style-name="T56">‘</text:span>more’</text:p>
          </table:table-cell>
          <table:table-cell office:value-type="string" calcext:value-type="string">
            <text:p><text:span text:style-name="T55">-</text:span><text:span text:style-name="T14">paʃia</text:span><text:span text:style-name="T15"> ‘FUT’, -</text:span><text:span text:style-name="T14">daka</text:span><text:span text:style-name="T15"> ‘FUT’</text:span></text:p>
          </table:table-cell>
          <table:table-cell office:value-type="string" calcext:value-type="string">
            <text:p>Dedicated expression (1)</text:p>
          </table:table-cell>
          <table:table-cell table:number-columns-repeated="2" office:value-type="string" calcext:value-type="string">
            <text:p>No info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niwa do Icana</text:p>
          </table:table-cell>
          <table:table-cell office:value-type="string" calcext:value-type="string">
            <text:p>bwi</text:p>
          </table:table-cell>
          <table:table-cell office:value-type="string" calcext:value-type="string">
            <text:p>Arawakan</text:p>
          </table:table-cell>
          <table:table-cell office:value-type="string" calcext:value-type="string">
            <text:p>Japura-Colombia</text:p>
          </table:table-cell>
          <table:table-cell office:value-type="string" calcext:value-type="string">
            <text:p>Ramirez, Henri. 2020. Uma gramática do baniwa do Içana. In Wolf Dietrich (ed.), <text:span text:style-name="T1">Enciclopédia das línguas arawak: acrescida de seis novas línguas e dois bancos de dados</text:span>, vol. I. Curitiba: Editora CRV.</text:p>
          </table:table-cell>
          <table:table-cell office:value-type="string" calcext:value-type="string">
            <text:p>Ramirez (2020: 191, 199<text:span text:style-name="T36">‒200)</text:span></text:p>
          </table:table-cell>
          <table:table-cell office:value-type="string" calcext:value-type="string">
            <text:p><text:span text:style-name="T47">ɲámet̪ʊa</text:span><text:span text:style-name="T15"> ‘not yet’ (&lt; </text:span><text:span text:style-name="T14">ɲáme </text:span><text:span text:style-name="T15">‘NEG’ + -</text:span><text:span text:style-name="T14">t̪ʊa </text:span><text:span text:style-name="T15">‘yet, even’)</text:span></text:p>
          </table:table-cell>
          <table:table-cell office:value-type="string" calcext:value-type="string">
            <text:p>No dedicated expression (2)</text:p>
          </table:table-cell>
          <table:table-cell office:value-type="string" calcext:value-type="string">
            <text:p>No (2)</text:p>
          </table:table-cell>
          <table:table-cell office:value-type="string" calcext:value-type="string">
            <text:p>Independent word (2)</text:p>
          </table:table-cell>
          <table:table-cell office:value-type="string" calcext:value-type="string">
            <text:p>Yes (1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-<text:span text:style-name="T1">wa</text:span> ‘FUT’, -<text:span text:style-name="T1">watsa</text:span> 'FUT'</text:p>
          </table:table-cell>
          <table:table-cell office:value-type="string" calcext:value-type="string">
            <text:p>Dedicated expression (1)</text:p>
          </table:table-cell>
          <table:table-cell table:number-columns-repeated="2" office:value-type="string" calcext:value-type="string">
            <text:p>No inf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ré</text:p>
          </table:table-cell>
          <table:table-cell office:value-type="string" calcext:value-type="string">
            <text:p>bae</text:p>
          </table:table-cell>
          <table:table-cell office:value-type="string" calcext:value-type="string">
            <text:p>Arawakan</text:p>
          </table:table-cell>
          <table:table-cell office:value-type="string" calcext:value-type="string">
            <text:p>Medio Rio Negro</text:p>
          </table:table-cell>
          <table:table-cell office:value-type="string" calcext:value-type="string">
            <text:p>Cunha de Oliveira, Christiane. 1993. <text:span text:style-name="T1">Uma descriç</text:span><text:span text:style-name="T5">ão do baré (arawak): aspectos fonológicos e gramaticais</text:span><text:span text:style-name="T6">. Florianópolis: Universidade Federal de Santa Catarina dissertation. </text:span>Aikhenvald, Alexandra Y. 1995. <text:span text:style-name="T1">Bare</text:span>. Munich: Lincom Europa.</text:p>
          </table:table-cell>
          <table:table-cell office:value-type="string" calcext:value-type="string">
            <text:p>Cunha de Oliveira (1993: 65, 104), Aikhenvald (1995: 31, 34)</text:p>
          </table:table-cell>
          <table:table-cell office:value-type="string" calcext:value-type="string">
            <text:p><text:span text:style-name="T1">phe</text:span>, <text:span text:style-name="T1">pʰe</text:span> ‘still, yet’</text:p>
          </table:table-cell>
          <table:table-cell office:value-type="string" calcext:value-type="string">
            <text:p>No dedicated expression (2)</text:p>
          </table:table-cell>
          <table:table-cell office:value-type="string" calcext:value-type="string">
            <text:p>No (2)</text:p>
          </table:table-cell>
          <table:table-cell office:value-type="string" calcext:value-type="string">
            <text:p>Affix (4)</text:p>
          </table:table-cell>
          <table:table-cell office:value-type="string" calcext:value-type="string">
            <text:p>Yes (1)</text:p>
          </table:table-cell>
          <table:table-cell table:style-name="ce14" office:value-type="string" calcext:value-type="string">
            <text:p><text:span text:style-name="T56">‘</text:span>still’</text:p>
          </table:table-cell>
          <table:table-cell office:value-type="string" calcext:value-type="string">
            <text:p><text:span text:style-name="T13">-</text:span><text:span text:style-name="T14">hiwa</text:span><text:span text:style-name="T15"> ‘to go, near future’, =</text:span><text:span text:style-name="T1">beké</text:span> ‘FUT’</text:p>
          </table:table-cell>
          <table:table-cell office:value-type="string" calcext:value-type="string">
            <text:p>Dedicated expression (1)</text:p>
          </table:table-cell>
          <table:table-cell table:number-columns-repeated="2" office:value-type="string" calcext:value-type="string">
            <text:p>No inf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aure</text:p>
          </table:table-cell>
          <table:table-cell office:value-type="string" calcext:value-type="string">
            <text:p>brg</text:p>
          </table:table-cell>
          <table:table-cell office:value-type="string" calcext:value-type="string">
            <text:p>Arawakan</text:p>
          </table:table-cell>
          <table:table-cell office:value-type="string" calcext:value-type="string">
            <text:p>Southern Maipuran</text:p>
          </table:table-cell>
          <table:table-cell office:value-type="string" calcext:value-type="string">
            <text:p>Danielsen, Swintha. 2007. <text:span text:style-name="T1">Baure: an Arawak language of Bolivia</text:span>. Leiden: Research School of Asian, African, and Amerindian Studies.</text:p>
          </table:table-cell>
          <table:table-cell office:value-type="string" calcext:value-type="string">
            <text:p>Danielsen (2007: 264<text:span text:style-name="T11">‒266</text:span>, 304, 309, 341)</text:p>
          </table:table-cell>
          <table:table-cell office:value-type="string" calcext:value-type="string">
            <text:p><text:span text:style-name="T1">wokow</text:span> ‘not yet’ (&lt; <text:span text:style-name="T1">wo</text:span>- ‘COP’ + -<text:span text:style-name="T1">ko</text:span>- ‘ABS’ + -<text:span text:style-name="T1">wo</text:span> ‘COP’)</text:p>
          </table:table-cell>
          <table:table-cell office:value-type="string" calcext:value-type="string">
            <text:p>Dedicated expression (1)</text:p>
          </table:table-cell>
          <table:table-cell office:value-type="string" calcext:value-type="string">
            <text:p>No (2)</text:p>
          </table:table-cell>
          <table:table-cell office:value-type="string" calcext:value-type="string">
            <text:p>Independent word (2)</text:p>
          </table:table-cell>
          <table:table-cell office:value-type="string" calcext:value-type="string">
            <text:p>No (2)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<text:span text:style-name="T13">-</text:span><text:span text:style-name="T14">pa</text:span><text:span text:style-name="T15"> ‘go, future, past, intentional’, -</text:span><text:span text:style-name="T14">pik</text:span><text:span text:style-name="T15"> ‘come, future’</text:span></text:p>
          </table:table-cell>
          <table:table-cell office:value-type="string" calcext:value-type="string">
            <text:p>No dedicated expression (2)</text:p>
          </table:table-cell>
          <table:table-cell office:value-type="string" calcext:value-type="string">
            <text:p><text:span text:style-name="T1">iherikowon </text:span><text:span text:style-name="T29">(</text:span><text:span text:style-name="T1">iheriko</text:span><text:span text:style-name="T29"> + -</text:span><text:span text:style-name="T1">wo</text:span><text:span text:style-name="T29">- ‘COP’ + -</text:span><text:span text:style-name="T1">no</text:span><text:span text:style-name="T29"> ‘NOM1’)</text:span>, <text:span text:style-name="T1">herikowonoe’</text:span> (emphatic derivation), <text:span text:style-name="T1">ihirkowonoekoe’</text:span> (emphatic derivation) ‘perhaps’</text:p>
          </table:table-cell>
          <table:table-cell office:value-type="string" calcext:value-type="string">
            <text:p>Dedicated expression (1)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rifuna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Arawakan</text:p>
          </table:table-cell>
          <table:table-cell office:value-type="string" calcext:value-type="string">
            <text:p>Caribbean Arawakan</text:p>
          </table:table-cell>
          <table:table-cell table:style-name="ce13" office:value-type="string" calcext:value-type="string">
            <text:p><text:span text:style-name="T7">Haurholm-Larsen, Steffen. 2016. </text:span><text:span text:style-name="T8">A grammar of Garifuna</text:span><text:span text:style-name="T9">. Bern: University of Bern dissertation. Quesada, Juan D. 2017. </text:span><text:span text:style-name="T10">Gramática de la lengua garífuna</text:span><text:span text:style-name="T9">. Hermosillo: University of Sonora dissertation.</text:span></text:p>
          </table:table-cell>
          <table:table-cell office:value-type="string" calcext:value-type="string">
            <text:p>Haurholm-Larsen (2016: 154, 199), Quesada (2017: 124)</text:p>
          </table:table-cell>
          <table:table-cell office:value-type="string" calcext:value-type="string">
            <text:p>-<text:span text:style-name="T1">gì</text:span>- ‘DUR’, ‘continuative’, <text:span text:style-name="T1">lán</text:span> ‘IRR, NEAR.FUT’</text:p>
          </table:table-cell>
          <table:table-cell office:value-type="string" calcext:value-type="string">
            <text:p>No dedicated expression (2)</text:p>
          </table:table-cell>
          <table:table-cell table:style-name="ce14" office:value-type="string" calcext:value-type="string">
            <text:p>No (2)</text:p>
          </table:table-cell>
          <table:table-cell table:style-name="ce14" office:value-type="string" calcext:value-type="string">
            <text:p>Affix (4)</text:p>
          </table:table-cell>
          <table:table-cell table:style-name="ce14" office:value-type="string" calcext:value-type="string">
            <text:p>Yes (1)</text:p>
          </table:table-cell>
          <table:table-cell table:style-name="ce14" office:value-type="string" calcext:value-type="string">
            <text:p><text:span text:style-name="T56">‘</text:span>still’</text:p>
          </table:table-cell>
          <table:table-cell office:value-type="string" calcext:value-type="string">
            <text:p><text:span text:style-name="T6">-Ø ‘NEAR.FUT’, -</text:span><text:span text:style-name="T58">ba </text:span><text:span text:style-name="T59">‘FUT’</text:span><text:span text:style-name="T6">, -</text:span><text:span text:style-name="T58">me</text:span><text:span text:style-name="T59"> ‘DIST.FUT’</text:span></text:p>
          </table:table-cell>
          <table:table-cell office:value-type="string" calcext:value-type="string">
            <text:p>Dedicated expression (1)</text:p>
          </table:table-cell>
          <table:table-cell table:number-columns-repeated="2" office:value-type="string" calcext:value-type="string">
            <text:p>No inf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gnaciano</text:p>
          </table:table-cell>
          <table:table-cell office:value-type="string" calcext:value-type="string">
            <text:p>ign</text:p>
          </table:table-cell>
          <table:table-cell office:value-type="string" calcext:value-type="string">
            <text:p>Arawakan</text:p>
          </table:table-cell>
          <table:table-cell office:value-type="string" calcext:value-type="string">
            <text:p>Southern Maipuran</text:p>
          </table:table-cell>
          <table:table-cell table:style-name="ce13" office:value-type="string" calcext:value-type="string">
            <text:p>Ott, Willis &amp; Rebecca Burke de Ott. 1983. <text:span text:style-name="T1">Diccionario ignaciano y castellano con apuntes gramaticales</text:span>. Cochabamba: Summer Institute of Linguistics. Olza Zubiri, Jesús, Conchita Nuni de Chapi &amp; Juan Tube. 2002. <text:span text:style-name="T1">Gramática moja ignaciana (morfosintaxis)</text:span>. San Cristóbal/Caracas: Universidad Católica del Táchira. Jordá, Enrique. 2014. Mojeño ignaciano. In Emily I. Crevels &amp; Pieter Muysken (eds.), <text:span text:style-name="T1">Lenguas de Bolivia</text:span>, vol. 3: <text:span text:style-name="T1">Oriente</text:span>, 21<text:span text:style-name="T11">‒58. La Paz: Plural Editores.</text:span></text:p>
          </table:table-cell>
          <table:table-cell office:value-type="string" calcext:value-type="string">
            <text:p>Ott &amp; Burke de Ott (1983: 634), Olza Zubiri et al. (2002: 923), Jordá (2014: 43<text:span text:style-name="T11">‒</text:span>44)</text:p>
          </table:table-cell>
          <table:table-cell office:value-type="string" calcext:value-type="string">
            <text:p><text:span text:style-name="T47">vuí</text:span><text:span text:style-name="T15">- ‘NEG’ + -</text:span><text:span text:style-name="T14">chaha</text:span><text:span text:style-name="T15">, -</text:span><text:span text:style-name="T14">cha</text:span><text:span text:style-name="T15">‘</text:span><text:span text:style-name="T14">a</text:span><text:span text:style-name="T15">, -</text:span><text:span text:style-name="T14">cha</text:span><text:span text:style-name="T15"> ‘still, yet, continuative’</text:span></text:p>
          </table:table-cell>
          <table:table-cell office:value-type="string" calcext:value-type="string">
            <text:p>No dedicated expression (2)</text:p>
          </table:table-cell>
          <table:table-cell table:style-name="ce14" office:value-type="string" calcext:value-type="string">
            <text:p>No (2)</text:p>
          </table:table-cell>
          <table:table-cell table:style-name="ce14" office:value-type="string" calcext:value-type="string">
            <text:p>Affix (4)</text:p>
          </table:table-cell>
          <table:table-cell table:style-name="ce14" office:value-type="string" calcext:value-type="string">
            <text:p>Yes (1)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<text:span text:style-name="T13">-</text:span><text:span text:style-name="T14">ya</text:span><text:span text:style-name="T15">, -</text:span><text:span text:style-name="T14">yare</text:span><text:span text:style-name="T15"> ‘FUT’</text:span></text:p>
          </table:table-cell>
          <table:table-cell office:value-type="string" calcext:value-type="string">
            <text:p>Dedicated expression (1)</text:p>
          </table:table-cell>
          <table:table-cell office:value-type="string" calcext:value-type="string">
            <text:p><text:span text:style-name="T13">-</text:span><text:span text:style-name="T14">puka</text:span><text:span text:style-name="T15"> ‘potential future, perhaps’</text:span></text:p>
          </table:table-cell>
          <table:table-cell office:value-type="string" calcext:value-type="string">
            <text:p>Dedicated expression (1)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Lokono</text:p>
          </table:table-cell>
          <table:table-cell office:value-type="string" calcext:value-type="string">
            <text:p>arw</text:p>
          </table:table-cell>
          <table:table-cell office:value-type="string" calcext:value-type="string">
            <text:p>Arawakan</text:p>
          </table:table-cell>
          <table:table-cell office:value-type="string" calcext:value-type="string">
            <text:p>Caribbean Arawakan</text:p>
          </table:table-cell>
          <table:table-cell office:value-type="string" calcext:value-type="string">
            <text:p><text:span text:style-name="T2">Pet, Willem J. A. 2011. </text:span><text:span text:style-name="T3">A grammar sketch and lexicon of Arawak (Lokono dian)</text:span><text:span text:style-name="T12">. Dallas: Summer Institute of Linguistics.</text:span></text:p>
          </table:table-cell>
          <table:table-cell office:value-type="string" calcext:value-type="string">
            <text:p>Pet (2011: 25, 50, 69)</text:p>
          </table:table-cell>
          <table:table-cell office:value-type="string" calcext:value-type="string">
            <text:p><text:span text:style-name="T1">koan</text:span> ‘still, yet’</text:p>
          </table:table-cell>
          <table:table-cell office:value-type="string" calcext:value-type="string">
            <text:p>Dedicated expression (1)</text:p>
          </table:table-cell>
          <table:table-cell office:value-type="string" calcext:value-type="string">
            <text:p>No (2)</text:p>
          </table:table-cell>
          <table:table-cell office:value-type="string" calcext:value-type="string">
            <text:p>Independent word (2)</text:p>
          </table:table-cell>
          <table:table-cell office:value-type="string" calcext:value-type="string">
            <text:p>No (2)</text:p>
          </table:table-cell>
          <table:table-cell table:style-name="ce20" office:value-type="string" calcext:value-type="string">
            <text:p>‘still’</text:p>
          </table:table-cell>
          <table:table-cell office:value-type="string" calcext:value-type="string">
            <text:p><text:span text:style-name="T55">-</text:span><text:span text:style-name="T14">fa</text:span><text:span text:style-name="T15"> ‘FUT’</text:span></text:p>
          </table:table-cell>
          <table:table-cell office:value-type="string" calcext:value-type="string">
            <text:p>Dedicated expression (1)</text:p>
          </table:table-cell>
          <table:table-cell table:number-columns-repeated="2" office:value-type="string" calcext:value-type="string">
            <text:p>No info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ehináku</text:p>
          </table:table-cell>
          <table:table-cell office:value-type="string" calcext:value-type="string">
            <text:p>mmh</text:p>
          </table:table-cell>
          <table:table-cell office:value-type="string" calcext:value-type="string">
            <text:p>Arawakan</text:p>
          </table:table-cell>
          <table:table-cell office:value-type="string" calcext:value-type="string">
            <text:p>Central-Eastern Maipuran</text:p>
          </table:table-cell>
          <table:table-cell office:value-type="string" calcext:value-type="string">
            <text:p>Felipe, Paulo H. P. S. 2020. <text:span text:style-name="T1">Fonologia e morfossintaxe da língua mehináku (Arawak)</text:span>. Campinas: Universidade Estadual de Campinas dissertation</text:p>
          </table:table-cell>
          <table:table-cell office:value-type="string" calcext:value-type="string">
            <text:p><text:span text:style-name="T13">Felipe (2020: 325, 348</text:span><text:span text:style-name="T37">–349,</text:span><text:span text:style-name="T38"> 363</text:span><text:span text:style-name="T39">–364, 367, 378–379</text:span>)</text:p>
          </table:table-cell>
          <table:table-cell office:value-type="string" calcext:value-type="string">
            <text:p><text:span text:style-name="T1"> =tɨka</text:span> ‘TRANS(itional)’</text:p>
          </table:table-cell>
          <table:table-cell office:value-type="string" calcext:value-type="string">
            <text:p>Dedicated expression (1)</text:p>
          </table:table-cell>
          <table:table-cell office:value-type="string" calcext:value-type="string">
            <text:p>No (2)</text:p>
          </table:table-cell>
          <table:table-cell office:value-type="string" calcext:value-type="string">
            <text:p>Clitic (3)</text:p>
          </table:table-cell>
          <table:table-cell office:value-type="string" calcext:value-type="string">
            <text:p>Yes (1)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<text:span text:style-name="T55"> =</text:span><text:span text:style-name="T14">la</text:span><text:span text:style-name="T15"> ‘FUT’</text:span></text:p>
          </table:table-cell>
          <table:table-cell office:value-type="string" calcext:value-type="string">
            <text:p>Dedicated expression (1)</text:p>
          </table:table-cell>
          <table:table-cell office:value-type="string" calcext:value-type="string">
            <text:p><text:span text:style-name="T1">kala</text:span> ‘dubitativo’, <text:span text:style-name="T1">pijala</text:span> ‘idem’</text:p>
          </table:table-cell>
          <table:table-cell office:value-type="string" calcext:value-type="string">
            <text:p>Dedicated expression (1)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Palikúr</text:p>
          </table:table-cell>
          <table:table-cell office:value-type="string" calcext:value-type="string">
            <text:p>plu</text:p>
          </table:table-cell>
          <table:table-cell office:value-type="string" calcext:value-type="string">
            <text:p>Arawakan</text:p>
          </table:table-cell>
          <table:table-cell office:value-type="string" calcext:value-type="string">
            <text:p>Central-Eastern Maipuran</text:p>
          </table:table-cell>
          <table:table-cell office:value-type="string" calcext:value-type="string">
            <text:p>Launey, Michael. 2003. <text:span text:style-name="T1">Awna parikwaki: introduction à la langue palikur de Guyane et de l’Amapá</text:span>. Paris: Institut de Recherche pour le Développement.</text:p>
          </table:table-cell>
          <table:table-cell office:value-type="string" calcext:value-type="string">
            <text:p>Launey (2003: 28, 63, 180<text:span text:style-name="T36">‒182, 200</text:span>)</text:p>
          </table:table-cell>
          <table:table-cell office:value-type="string" calcext:value-type="string">
            <text:p><text:span text:style-name="T1">kote</text:span> ‘not yet’ (&lt; <text:span text:style-name="T1">ka</text:span> ‘yet, NEG’ + -<text:span text:style-name="T1">te</text:span> ‘NEG’?)</text:p>
          </table:table-cell>
          <table:table-cell office:value-type="string" calcext:value-type="string">
            <text:p>Dedicated expression (1)</text:p>
          </table:table-cell>
          <table:table-cell office:value-type="string" calcext:value-type="string">
            <text:p>No (2)</text:p>
          </table:table-cell>
          <table:table-cell office:value-type="string" calcext:value-type="string">
            <text:p>Independent word (2)</text:p>
          </table:table-cell>
          <table:table-cell office:value-type="string" calcext:value-type="string">
            <text:p>No (2)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<text:span text:style-name="T1">me</text:span> ‘about to’, -<text:span text:style-name="T1">nek</text:span> ‘IRR’</text:p>
          </table:table-cell>
          <table:table-cell office:value-type="string" calcext:value-type="string">
            <text:p>No dedicated expression (2)</text:p>
          </table:table-cell>
          <table:table-cell table:number-columns-repeated="2" office:value-type="string" calcext:value-type="string">
            <text:p>No info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Parecís</text:p>
          </table:table-cell>
          <table:table-cell office:value-type="string" calcext:value-type="string">
            <text:p>pab</text:p>
          </table:table-cell>
          <table:table-cell office:value-type="string" calcext:value-type="string">
            <text:p>Arawakan</text:p>
          </table:table-cell>
          <table:table-cell office:value-type="string" calcext:value-type="string">
            <text:p>Central-Eastern Maipuran</text:p>
          </table:table-cell>
          <table:table-cell office:value-type="string" calcext:value-type="string">
            <text:p>Brandão, Ana Paula Barros. 2014. <text:span text:style-name="T1">A reference grammar of Paresi-Haliti (Arawak)</text:span>. Austin: University of Texas dissertation.</text:p>
          </table:table-cell>
          <table:table-cell office:value-type="string" calcext:value-type="string">
            <text:p>Brandão (2014: 136, 290, 292<text:span text:style-name="T36">–293, 309–310</text:span>)</text:p>
          </table:table-cell>
          <table:table-cell office:value-type="string" calcext:value-type="string">
            <text:p><text:span text:style-name="T1">hekoti</text:span> ‘yet (??)’</text:p>
          </table:table-cell>
          <table:table-cell office:value-type="string" calcext:value-type="string">
            <text:p>Dedicated expression (1)</text:p>
          </table:table-cell>
          <table:table-cell office:value-type="string" calcext:value-type="string">
            <text:p>No (2)</text:p>
          </table:table-cell>
          <table:table-cell office:value-type="string" calcext:value-type="string">
            <text:p>Independent word (2)</text:p>
          </table:table-cell>
          <table:table-cell office:value-type="string" calcext:value-type="string">
            <text:p>Yes (1)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-(<text:span text:style-name="T1">i</text:span>)<text:span text:style-name="T1">te</text:span> ‘FUT’, =<text:span text:style-name="T1">ya</text:span> ‘IRR’ (under the scope of negation)</text:p>
          </table:table-cell>
          <table:table-cell office:value-type="string" calcext:value-type="string">
            <text:p>Dedicated expression (1)</text:p>
          </table:table-cell>
          <table:table-cell office:value-type="string" calcext:value-type="string">
            <text:p><text:span text:style-name="T1">zamani</text:span> ‘maybe, DUB’, <text:span text:style-name="T1">kala</text:span> ‘DUB’</text:p>
          </table:table-cell>
          <table:table-cell office:value-type="string" calcext:value-type="string">
            <text:p>Dedicated expression (1)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Paunaka</text:p>
          </table:table-cell>
          <table:table-cell office:value-type="string" calcext:value-type="string">
            <text:p>pnk</text:p>
          </table:table-cell>
          <table:table-cell office:value-type="string" calcext:value-type="string">
            <text:p>Arawakan</text:p>
          </table:table-cell>
          <table:table-cell office:value-type="string" calcext:value-type="string">
            <text:p>Southern Maipuran</text:p>
          </table:table-cell>
          <table:table-cell office:value-type="string" calcext:value-type="string">
            <text:p><text:span text:style-name="T2">Terhart, Lena. 2024. </text:span><text:span text:style-name="T3">A grammar of Paunaka</text:span><text:span text:style-name="T12">. Berlin: Language Science Press.</text:span></text:p>
          </table:table-cell>
          <table:table-cell office:value-type="string" calcext:value-type="string">
            <text:p>Terhart (2024: 56, 267, 362, 422, 430<text:span text:style-name="T36">–432, 433–434, 435–436)</text:span></text:p>
          </table:table-cell>
          <table:table-cell office:value-type="string" calcext:value-type="string">
            <text:p>-<text:span text:style-name="T1">kuÿ</text:span> ‘still, (not) yet, incompletive’</text:p>
          </table:table-cell>
          <table:table-cell office:value-type="string" calcext:value-type="string">
            <text:p>Dedicated expression (1)</text:p>
          </table:table-cell>
          <table:table-cell office:value-type="string" calcext:value-type="string">
            <text:p>No (2)</text:p>
          </table:table-cell>
          <table:table-cell office:value-type="string" calcext:value-type="string">
            <text:p>Affix (4)</text:p>
          </table:table-cell>
          <table:table-cell office:value-type="string" calcext:value-type="string">
            <text:p>Yes (1)</text:p>
          </table:table-cell>
          <table:table-cell table:style-name="ce20" office:value-type="string" calcext:value-type="string">
            <text:p>‘still’, ‘incompletive’</text:p>
          </table:table-cell>
          <table:table-cell office:value-type="string" calcext:value-type="string">
            <text:p><text:span text:style-name="T55">-</text:span><text:span text:style-name="T14">bÿti </text:span><text:span text:style-name="T15">‘prospective, imminence (future or past)’</text:span>, IRR markers (various)</text:p>
          </table:table-cell>
          <table:table-cell office:value-type="string" calcext:value-type="string">
            <text:p>No dedicated expression (2)</text:p>
          </table:table-cell>
          <table:table-cell office:value-type="string" calcext:value-type="string">
            <text:p><text:span text:style-name="T55">-</text:span><text:span text:style-name="T14">kena</text:span><text:span text:style-name="T15"> ‘maybe, uncertainty’</text:span></text:p>
          </table:table-cell>
          <table:table-cell office:value-type="string" calcext:value-type="string">
            <text:p>Dedicated expression (1)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Piapoco</text:p>
          </table:table-cell>
          <table:table-cell table:style-name="ce9" office:value-type="string" calcext:value-type="string">
            <text:p>pio</text:p>
          </table:table-cell>
          <table:table-cell table:style-name="ce9" office:value-type="string" calcext:value-type="string">
            <text:p>Arawakan</text:p>
          </table:table-cell>
          <table:table-cell table:style-name="ce9" office:value-type="string" calcext:value-type="string">
            <text:p>Japura-Colombia</text:p>
          </table:table-cell>
          <table:table-cell table:style-name="ce9" office:value-type="string" calcext:value-type="string">
            <text:p>Klumpp, Deloris A. 2019. <text:span text:style-name="T1">A grammar of Piapoco</text:span>. Texas: Summer Institute of Linguistics.</text:p>
          </table:table-cell>
          <table:table-cell table:style-name="ce9" office:value-type="string" calcext:value-type="string">
            <text:p>Klumpp (2019: 50, 59<text:span text:style-name="T36">‒61, 185, 223</text:span>)</text:p>
          </table:table-cell>
          <table:table-cell table:style-name="ce9" office:value-type="string" calcext:value-type="string">
            <text:p><text:span text:style-name="T48">-</text:span><text:span text:style-name="T31">cáwa</text:span><text:span text:style-name="T32"> ‘near future’, ‘still’, ‘yet’, </text:span><text:span text:style-name="T49">càmitàacá</text:span><text:span text:style-name="T50">(</text:span><text:span text:style-name="T51">wa</text:span><text:span text:style-name="T50">)</text:span><text:span text:style-name="T52"> ‘not yet’ (</text:span><text:span text:style-name="T53">càmi</text:span><text:span text:style-name="T54"> ‘NEG’ + </text:span><text:span text:style-name="T53">tàa</text:span><text:span text:style-name="T54"> ‘yet’ + </text:span><text:span text:style-name="T53">cá</text:span><text:span text:style-name="T54">(</text:span><text:span text:style-name="T53">wa</text:span><text:span text:style-name="T54">) ‘yet’)</text:span></text:p>
          </table:table-cell>
          <table:table-cell table:style-name="ce9" office:value-type="string" calcext:value-type="string">
            <text:p>Dedicated expression (1)</text:p>
          </table:table-cell>
          <table:table-cell table:style-name="ce9" office:value-type="string" calcext:value-type="string">
            <text:p>No (2)</text:p>
          </table:table-cell>
          <table:table-cell table:style-name="ce9" office:value-type="string" calcext:value-type="string">
            <text:p>Affix (4)</text:p>
          </table:table-cell>
          <table:table-cell table:style-name="ce9" office:value-type="string" calcext:value-type="string">
            <text:p>No (2)</text:p>
          </table:table-cell>
          <table:table-cell table:style-name="ce21" office:value-type="string" calcext:value-type="string">
            <text:p>‘near future, near time, still, already’</text:p>
          </table:table-cell>
          <table:table-cell table:style-name="ce9" office:value-type="string" calcext:value-type="string">
            <text:p><text:span text:style-name="T13">-</text:span><text:span text:style-name="T14">wa</text:span><text:span text:style-name="T15">, -</text:span><text:span text:style-name="T14">piná</text:span><text:span text:style-name="T15"> </text:span><text:span text:style-name="T14"> </text:span><text:span text:style-name="T15">‘prospective, imminence (future or past)’</text:span></text:p>
          </table:table-cell>
          <table:table-cell table:style-name="ce9" office:value-type="string" calcext:value-type="string">
            <text:p>Dedicated expression (1)</text:p>
          </table:table-cell>
          <table:table-cell table:style-name="ce9" office:value-type="string" calcext:value-type="string">
            <text:p><text:span text:style-name="T13">-</text:span><text:span text:style-name="T14">síca</text:span><text:span text:style-name="T15"> ‘perhaps’</text:span></text:p>
          </table:table-cell>
          <table:table-cell table:style-name="ce9" office:value-type="string" calcext:value-type="string">
            <text:p>Dedicated expression (1)</text:p>
          </table:table-cell>
          <table:table-cell table:style-name="ce12" table:number-columns-repeated="1008"/>
        </table:table-row>
        <table:table-row table:style-name="ro3">
          <table:table-cell table:style-name="ce12" office:value-type="string" calcext:value-type="string">
            <text:p>Pichis Ashéninka</text:p>
          </table:table-cell>
          <table:table-cell table:style-name="ce12" office:value-type="string" calcext:value-type="string">
            <text:p>cpu</text:p>
          </table:table-cell>
          <table:table-cell table:style-name="ce12" office:value-type="string" calcext:value-type="string">
            <text:p>Arawakan</text:p>
          </table:table-cell>
          <table:table-cell table:style-name="ce12" office:value-type="string" calcext:value-type="string">
            <text:p>Southern Maipuran</text:p>
          </table:table-cell>
          <table:table-cell table:style-name="ce12" office:value-type="string" calcext:value-type="string">
            <text:p>Payne, Judith. 1989. <text:span text:style-name="T1">Lecciones para el aprendizaje del idioma ashéninca</text:span>. Lima: Peruvian Ministry of Education, Summer Institute of Linguistics.</text:p>
          </table:table-cell>
          <table:table-cell table:style-name="ce12" office:value-type="string" calcext:value-type="string">
            <text:p><text:span text:style-name="T38">Payne (1989: 87</text:span><text:span text:style-name="T40">‒</text:span><text:span text:style-name="T41">89, 105</text:span><text:span text:style-name="T40">‒108, 176‒177, 265, 371, 464</text:span>)</text:p>
          </table:table-cell>
          <table:table-cell table:style-name="ce12" office:value-type="string" calcext:value-type="string">
            <text:p><text:span text:style-name="T47">tequerata</text:span><text:span text:style-name="T15">  ‘not yet’ (&lt; </text:span><text:span text:style-name="T14">te</text:span><text:span text:style-name="T15">- ‘realis negator’ + *</text:span><text:span text:style-name="T14">ki</text:span><text:span text:style-name="T15">, *</text:span><text:span text:style-name="T14">ke</text:span><text:span text:style-name="T15"> ‘still, yet’ + =</text:span><text:span text:style-name="T14">ra</text:span><text:span text:style-name="T15"> ‘potential modality, possibility of future action’ + =</text:span><text:span text:style-name="T14">ta</text:span><text:span text:style-name="T15"> ‘optative, emphatic’ (?))</text:span></text:p>
          </table:table-cell>
          <table:table-cell table:style-name="ce12" office:value-type="string" calcext:value-type="string">
            <text:p>Dedicated expression (1)</text:p>
          </table:table-cell>
          <table:table-cell table:style-name="ce12" office:value-type="string" calcext:value-type="string">
            <text:p>No (2)</text:p>
          </table:table-cell>
          <table:table-cell table:style-name="ce12" office:value-type="string" calcext:value-type="string">
            <text:p>Independent word (2)</text:p>
          </table:table-cell>
          <table:table-cell table:style-name="ce12" office:value-type="string" calcext:value-type="string">
            <text:p>No (2)</text:p>
          </table:table-cell>
          <table:table-cell table:style-name="ce22" office:value-type="string" calcext:value-type="string">
            <text:p>None</text:p>
          </table:table-cell>
          <table:table-cell table:style-name="ce12" office:value-type="string" calcext:value-type="string">
            <text:p>-<text:span text:style-name="T1">e</text:span> ‘FUT’, <text:span text:style-name="T1">m</text:span>-/<text:span text:style-name="T1">n</text:span>-/<text:span text:style-name="T1">o</text:span>- ‘FUT’, -<text:span text:style-name="T1">ia</text:span>, -<text:span text:style-name="T1">eeya</text:span> ‘future reflexive’, -<text:span text:style-name="T1">rica</text:span> ‘indefinite future’ -<text:span text:style-name="T1">aty</text:span>, -<text:span text:style-name="T1">atz</text:span> ‘progressive aspect’</text:p>
          </table:table-cell>
          <table:table-cell table:style-name="ce12" office:value-type="string" calcext:value-type="string">
            <text:p>Dedicated expression (1)</text:p>
          </table:table-cell>
          <table:table-cell table:style-name="ce12" office:value-type="string" calcext:value-type="string">
            <text:p><text:span text:style-name="T1">arima</text:span> ‘Oh!’, ‘really?’ (&lt; <text:span text:style-name="T1">ari</text:span> ‘AFF’ + =<text:span text:style-name="T1">ma</text:span> ‘dubitative’)</text:p>
          </table:table-cell>
          <table:table-cell table:style-name="ce12" office:value-type="string" calcext:value-type="string">
            <text:p>Dedicated expression (1)</text:p>
          </table:table-cell>
          <table:table-cell table:style-name="ce12" table:number-columns-repeated="1008"/>
        </table:table-row>
        <table:table-row table:style-name="ro3">
          <table:table-cell office:value-type="string" calcext:value-type="string">
            <text:p>Resígaro</text:p>
          </table:table-cell>
          <table:table-cell office:value-type="string" calcext:value-type="string">
            <text:p>rgr</text:p>
          </table:table-cell>
          <table:table-cell office:value-type="string" calcext:value-type="string">
            <text:p>Arawakan</text:p>
          </table:table-cell>
          <table:table-cell office:value-type="string" calcext:value-type="string">
            <text:p>Japura-Colombia</text:p>
          </table:table-cell>
          <table:table-cell office:value-type="string" calcext:value-type="string">
            <text:p>Allin, Trevor R. 1976. <text:span text:style-name="T1">A grammar of resígaro</text:span>. St. Andrews: University of St. Andrews dissertation.</text:p>
          </table:table-cell>
          <table:table-cell office:value-type="string" calcext:value-type="string">
            <text:p>Allin (1976: 261, 342, 424, 433, 490)</text:p>
          </table:table-cell>
          <table:table-cell office:value-type="string" calcext:value-type="string">
            <text:p><text:span text:style-name="T47">niíkhéʔ</text:span><text:span text:style-name="T55"> ‘not yet’ (&lt; </text:span><text:span text:style-name="T14">nií</text:span><text:span text:style-name="T15">(</text:span><text:span text:style-name="T14">k</text:span><text:span text:style-name="T15">) ‘NEG’ + -</text:span><text:span text:style-name="T14">khéʔ</text:span><text:span text:style-name="T15"> ‘still, yet, no more, only, just’</text:span>)</text:p>
          </table:table-cell>
          <table:table-cell office:value-type="string" calcext:value-type="string">
            <text:p>No dedicated expression (2)</text:p>
          </table:table-cell>
          <table:table-cell office:value-type="string" calcext:value-type="string">
            <text:p>No (2)</text:p>
          </table:table-cell>
          <table:table-cell office:value-type="string" calcext:value-type="string">
            <text:p>Independent word (2)</text:p>
          </table:table-cell>
          <table:table-cell office:value-type="string" calcext:value-type="string">
            <text:p>No (2)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 =<text:span text:style-name="T1">vá</text:span> ‘FUT’</text:p>
          </table:table-cell>
          <table:table-cell office:value-type="string" calcext:value-type="string">
            <text:p>Dedicated expression (1)</text:p>
          </table:table-cell>
          <table:table-cell office:value-type="string" calcext:value-type="string">
            <text:p><text:span text:style-name="T13">-</text:span><text:span text:style-name="T14">ekéʔtsí</text:span><text:span text:style-name="T15"> ‘dubitative’</text:span></text:p>
          </table:table-cell>
          <table:table-cell office:value-type="string" calcext:value-type="string">
            <text:p>Dedicated expression (1)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South Ucayali Ashéninka</text:p>
          </table:table-cell>
          <table:table-cell office:value-type="string" calcext:value-type="string">
            <text:p>cpy</text:p>
          </table:table-cell>
          <table:table-cell office:value-type="string" calcext:value-type="string">
            <text:p>Arawakan</text:p>
          </table:table-cell>
          <table:table-cell office:value-type="string" calcext:value-type="string">
            <text:p>Southern Maipuran</text:p>
          </table:table-cell>
          <table:table-cell office:value-type="string" calcext:value-type="string">
            <text:p>Pedrós Caballero, Toni. 2023. <text:span text:style-name="T1">A grammar of Ashéninka (Ucayali-Pajonal)</text:span>. Leiden: Rijksuniversiteit te Leiden dissertation.</text:p>
          </table:table-cell>
          <table:table-cell office:value-type="string" calcext:value-type="string">
            <text:p><text:span text:style-name="T38">Pedrós Caballero (2023: 128</text:span><text:span text:style-name="T40">‒129, 268</text:span><text:span text:style-name="T40">‒273</text:span><text:span text:style-name="T40">, 296</text:span><text:span text:style-name="T40">‒299</text:span><text:span text:style-name="T11">, 316, 634</text:span>)</text:p>
          </table:table-cell>
          <table:table-cell office:value-type="string" calcext:value-type="string">
            <text:p><text:span text:style-name="T1">tekira, téekira</text:span> ‘not yet’ (&lt; <text:span text:style-name="T1">te</text:span>- ‘realis negator’ + *<text:span text:style-name="T1">ki</text:span>, *<text:span text:style-name="T1">ke</text:span> ‘still, yet’ + =<text:span text:style-name="T1">ra</text:span> ‘potential modality, possibility of future action’ (?)), <text:span text:style-name="T1">teekirata</text:span> (the former plus the optative suffix -<text:span text:style-name="T1">ata</text:span>)</text:p>
          </table:table-cell>
          <table:table-cell office:value-type="string" calcext:value-type="string">
            <text:p>Dedicated expression (1)</text:p>
          </table:table-cell>
          <table:table-cell office:value-type="string" calcext:value-type="string">
            <text:p>No (2)</text:p>
          </table:table-cell>
          <table:table-cell office:value-type="string" calcext:value-type="string">
            <text:p>Independent word (2)</text:p>
          </table:table-cell>
          <table:table-cell office:value-type="string" calcext:value-type="string">
            <text:p>No (2)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-<text:span text:style-name="T1">aty</text:span>, -<text:span text:style-name="T1">atz</text:span> ‘FUT’, -<text:span text:style-name="T1">atyee</text:span>, -<text:span text:style-name="T1">atyeya</text:span> ‘progressive future’ (&lt; -<text:span text:style-name="T1">aty</text:span> ‘FUT’ + -<text:span text:style-name="T1">e</text:span> ‘IRR’ + -<text:span text:style-name="T1">ya</text:span> ‘IRR’)</text:p>
          </table:table-cell>
          <table:table-cell office:value-type="string" calcext:value-type="string">
            <text:p>Dedicated expression (1)</text:p>
          </table:table-cell>
          <table:table-cell office:value-type="string" calcext:value-type="string">
            <text:p><text:span text:style-name="T55"> =</text:span><text:span text:style-name="T14">ma</text:span><text:span text:style-name="T55"> ‘dubitative’, </text:span><text:span text:style-name="T14">ama</text:span><text:span text:style-name="T15"> ‘maybe, perhaps’, </text:span><text:span text:style-name="T14">árima</text:span><text:span text:style-name="T15"> ‘how?’ (&lt; </text:span><text:span text:style-name="T14">ari</text:span><text:span text:style-name="T15"> ‘AFF’ + =</text:span><text:span text:style-name="T14">ma</text:span><text:span text:style-name="T15"> ‘dubitative’)</text:span></text:p>
          </table:table-cell>
          <table:table-cell office:value-type="string" calcext:value-type="string">
            <text:p>Dedicated expression (1)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Tariana</text:p>
          </table:table-cell>
          <table:table-cell table:style-name="ce9" office:value-type="string" calcext:value-type="string">
            <text:p>tae</text:p>
          </table:table-cell>
          <table:table-cell table:style-name="ce9" office:value-type="string" calcext:value-type="string">
            <text:p>Arawakan</text:p>
          </table:table-cell>
          <table:table-cell table:style-name="ce9" office:value-type="string" calcext:value-type="string">
            <text:p>Japura-Colombia</text:p>
          </table:table-cell>
          <table:table-cell table:style-name="ce9" office:value-type="string" calcext:value-type="string">
            <text:p>Aikhenvald, Alexandra Y. 2003. <text:span text:style-name="T1">A grammar of Tariana, from northwest Amazonia</text:span>. Cambridge: Cambridge University Press.</text:p>
          </table:table-cell>
          <table:table-cell table:style-name="ce9" office:value-type="string" calcext:value-type="string">
            <text:p>Aikhenvald (2003: 323, 334<text:span text:style-name="T36">‒336</text:span>)</text:p>
          </table:table-cell>
          <table:table-cell table:style-name="ce9" office:value-type="string" calcext:value-type="string">
            <text:p>-<text:span text:style-name="T1">daka</text:span> ‘yet, still, non-completed ongoing’ (possibly cognate of Baniva de Maroa FUT marker -<text:span text:style-name="T1">daka</text:span>)</text:p>
          </table:table-cell>
          <table:table-cell table:style-name="ce9" office:value-type="string" calcext:value-type="string">
            <text:p>No dedicated expression (2)</text:p>
          </table:table-cell>
          <table:table-cell table:style-name="ce9" office:value-type="string" calcext:value-type="string">
            <text:p>No (2)</text:p>
          </table:table-cell>
          <table:table-cell table:style-name="ce9" office:value-type="string" calcext:value-type="string">
            <text:p>Affix (4)</text:p>
          </table:table-cell>
          <table:table-cell table:style-name="ce9" office:value-type="string" calcext:value-type="string">
            <text:p>Yes (1)</text:p>
          </table:table-cell>
          <table:table-cell table:style-name="ce21" office:value-type="string" calcext:value-type="string">
            <text:p>‘still’</text:p>
          </table:table-cell>
          <table:table-cell table:style-name="ce9" office:value-type="string" calcext:value-type="string">
            <text:p><text:span text:style-name="T55">-</text:span><text:span text:style-name="T14">de</text:span><text:span text:style-name="T15"> ‘FUT’</text:span> (possibly cognate of -<text:span text:style-name="T1">daka</text:span>)</text:p>
          </table:table-cell>
          <table:table-cell table:style-name="ce9" office:value-type="string" calcext:value-type="string">
            <text:p>Dedicated expression (1)</text:p>
          </table:table-cell>
          <table:table-cell table:number-columns-repeated="2" table:style-name="ce9" office:value-type="string" calcext:value-type="string">
            <text:p>No info</text:p>
          </table:table-cell>
          <table:table-cell table:number-columns-repeated="1008"/>
        </table:table-row>
        <table:table-row table:style-name="ro3">
          <table:table-cell table:style-name="ce12" office:value-type="string" calcext:value-type="string">
            <text:p>Terena-Kinikinao-Chane</text:p>
          </table:table-cell>
          <table:table-cell table:style-name="ce12" office:value-type="string" calcext:value-type="string">
            <text:p>ter</text:p>
          </table:table-cell>
          <table:table-cell table:style-name="ce12" office:value-type="string" calcext:value-type="string">
            <text:p>Arawakan</text:p>
          </table:table-cell>
          <table:table-cell table:style-name="ce12" office:value-type="string" calcext:value-type="string">
            <text:p>Southern Maipuran</text:p>
          </table:table-cell>
          <table:table-cell table:style-name="ce11" office:value-type="string" calcext:value-type="string">
            <text:p>de Souza, Ilda. 2008. <text:span text:style-name="T1">Koenukunoe emo’u: A língua dos índios kinikinau</text:span>. Campinas: Universidade Estadual de Campinas dissertation.</text:p>
          </table:table-cell>
          <table:table-cell table:style-name="ce12" office:value-type="string" calcext:value-type="string">
            <text:p>de Souza (2008: 99, 101<text:span text:style-name="T11">‒102, 140</text:span>)</text:p>
          </table:table-cell>
          <table:table-cell table:style-name="ce12" office:value-type="string" calcext:value-type="string">
            <text:p><text:span text:style-name="T1">awo</text:span> ‘not yet’, ‘temporary negation’</text:p>
          </table:table-cell>
          <table:table-cell table:style-name="ce12" office:value-type="string" calcext:value-type="string">
            <text:p>Dedicated expression (1)</text:p>
          </table:table-cell>
          <table:table-cell table:style-name="ce12" office:value-type="string" calcext:value-type="string">
            <text:p>No (2)</text:p>
          </table:table-cell>
          <table:table-cell table:style-name="ce12" office:value-type="string" calcext:value-type="string">
            <text:p>Independent word (2)</text:p>
          </table:table-cell>
          <table:table-cell table:style-name="ce12" office:value-type="string" calcext:value-type="string">
            <text:p>No (2)</text:p>
          </table:table-cell>
          <table:table-cell table:style-name="ce22" office:value-type="string" calcext:value-type="string">
            <text:p>None</text:p>
          </table:table-cell>
          <table:table-cell table:style-name="ce12" office:value-type="string" calcext:value-type="string">
            <text:p><text:span text:style-name="T13">-</text:span><text:span text:style-name="T14">mo</text:span><text:span text:style-name="T15"> ‘FUT’</text:span></text:p>
          </table:table-cell>
          <table:table-cell table:style-name="ce12" office:value-type="string" calcext:value-type="string">
            <text:p>Dedicated expression (1)</text:p>
          </table:table-cell>
          <table:table-cell table:style-name="ce12" office:value-type="string" calcext:value-type="string">
            <text:p><text:span text:style-name="T1">awaina</text:span> ‘perhaps’ (related with <text:span text:style-name="T1">awo</text:span> ‘not yet’?)</text:p>
          </table:table-cell>
          <table:table-cell table:style-name="ce12" office:value-type="string" calcext:value-type="string">
            <text:p>Dedicated expression (1)</text:p>
          </table:table-cell>
          <table:table-cell table:style-name="ce12" table:number-columns-repeated="1008"/>
        </table:table-row>
        <table:table-row table:style-name="ro2">
          <table:table-cell table:style-name="ce12" office:value-type="string" calcext:value-type="string">
            <text:p>Trinitario-Javeriano-Loretano</text:p>
          </table:table-cell>
          <table:table-cell table:style-name="ce12" office:value-type="string" calcext:value-type="string">
            <text:p>trn</text:p>
          </table:table-cell>
          <table:table-cell table:style-name="ce12" office:value-type="string" calcext:value-type="string">
            <text:p>Arawakan</text:p>
          </table:table-cell>
          <table:table-cell table:style-name="ce12" office:value-type="string" calcext:value-type="string">
            <text:p>Southern Maipuran</text:p>
          </table:table-cell>
          <table:table-cell table:style-name="ce12" office:value-type="string" calcext:value-type="string">
            <text:p><text:span text:style-name="T13">Gill, Wayne. 1993. </text:span><text:span text:style-name="T14">Diccionario trinitario-castellano y castellano-trinitario</text:span><text:span text:style-name="T15"> (2nd ed.). San Lorenzo de los Mojos: Misión Evangélica Nuevas Tribus. Rose, Françoise. 2014. Mojeño trinitario. In </text:span><text:span text:style-name="T16">Emily I. Crevels &amp; Pieter Muysken (eds.), </text:span><text:span text:style-name="T17">Lenguas de Bolivia</text:span><text:span text:style-name="T18">, vol. 3: </text:span><text:span text:style-name="T17">Oriente</text:span><text:span text:style-name="T18">, 59</text:span><text:span text:style-name="T19">‒97. La Paz: Plural Editores.</text:span></text:p>
          </table:table-cell>
          <table:table-cell table:style-name="ce15" office:value-type="string" calcext:value-type="string">
            <text:p><text:span text:style-name="T13">Gill (1993: 19, 27, 34</text:span><text:span text:style-name="T40">‒35</text:span><text:span text:style-name="T42">), Rose (2014: 81</text:span><text:span text:style-name="T43">‒82, 85, 90</text:span><text:span text:style-name="T42">)</text:span></text:p>
          </table:table-cell>
          <table:table-cell table:style-name="ce12" office:value-type="string" calcext:value-type="string">
            <text:p><text:span text:style-name="T13">-</text:span><text:span text:style-name="T14">cho’</text:span><text:span text:style-name="T1">o</text:span> ‘yet, still, (for) a while’, -<text:span text:style-name="T1">rich’o</text:span> ‘yet, still’ + -<text:span text:style-name="T1">ina</text:span>- ‘IRR’</text:p>
          </table:table-cell>
          <table:table-cell table:style-name="ce12" office:value-type="string" calcext:value-type="string">
            <text:p>No dedicated expression (2)</text:p>
          </table:table-cell>
          <table:table-cell table:style-name="ce12" office:value-type="string" calcext:value-type="string">
            <text:p>No (2)</text:p>
          </table:table-cell>
          <table:table-cell table:style-name="ce12" office:value-type="string" calcext:value-type="string">
            <text:p>Affix (4)</text:p>
          </table:table-cell>
          <table:table-cell table:style-name="ce12" office:value-type="string" calcext:value-type="string">
            <text:p>Yes (1)</text:p>
          </table:table-cell>
          <table:table-cell table:style-name="ce22" office:value-type="string" calcext:value-type="string">
            <text:p><text:span text:style-name="T57">‘</text:span>for a while’</text:p>
          </table:table-cell>
          <table:table-cell table:style-name="ce12" office:value-type="string" calcext:value-type="string">
            <text:p><text:span text:style-name="T13">-</text:span><text:span text:style-name="T14">yore</text:span><text:span text:style-name="T15"> ‘FUT’</text:span></text:p>
          </table:table-cell>
          <table:table-cell table:style-name="ce12" office:value-type="string" calcext:value-type="string">
            <text:p>Dedicated expression (1)</text:p>
          </table:table-cell>
          <table:table-cell table:style-name="ce12" office:value-type="string" calcext:value-type="string">
            <text:p><text:span text:style-name="T13">-</text:span><text:span text:style-name="T14">puka</text:span><text:span text:style-name="T15"> ‘hypothetical’</text:span></text:p>
          </table:table-cell>
          <table:table-cell table:style-name="ce12" office:value-type="string" calcext:value-type="string">
            <text:p>Dedicated expression (1)</text:p>
          </table:table-cell>
          <table:table-cell table:style-name="ce12" table:number-columns-repeated="1008"/>
        </table:table-row>
        <table:table-row table:style-name="ro3">
          <table:table-cell table:style-name="ce12" office:value-type="string" calcext:value-type="string">
            <text:p>Wapishana</text:p>
          </table:table-cell>
          <table:table-cell table:style-name="ce12" office:value-type="string" calcext:value-type="string">
            <text:p>wap</text:p>
          </table:table-cell>
          <table:table-cell table:style-name="ce12" office:value-type="string" calcext:value-type="string">
            <text:p>Arawakan</text:p>
          </table:table-cell>
          <table:table-cell table:style-name="ce12" office:value-type="string" calcext:value-type="string">
            <text:p>Negro-Roraima</text:p>
          </table:table-cell>
          <table:table-cell table:style-name="ce12" office:value-type="string" calcext:value-type="string">
            <text:p><text:span text:style-name="T20">da Silva, Bazilio, Nilzimara de Souza &amp; Odamir de Oliveira. 2013. </text:span><text:span text:style-name="T21">Paradakary urudnaa: diccionário wapichana/portugu</text:span><text:span text:style-name="T22">ês, português/wapichana</text:span><text:span text:style-name="T23">. Boa Vista: Editora da Universidade Federal de Roraima. </text:span><text:span text:style-name="T24">Gomes dos Santos, Manoel. 2007. </text:span><text:span text:style-name="T25">Uma gramática do wapixana (aruák): aspectos da fonologia, da morfologia e da sintaxe</text:span><text:span text:style-name="T26">. Campinas: Universidade Estadual de Campinas dissertation.</text:span><text:span text:style-name="T27"> Ati’o, Tominpainao, Wapichan Paradan, Parada-karu Na'iki &amp; Paradauzo-Karu Kaduzu. 2000. </text:span><text:span text:style-name="T28">Scholar’s dictionary and grammar of the Wapishana language</text:span><text:span text:style-name="T23">. San Jose via Lethem Rupununi: Wapishana Language Project.</text:span></text:p>
          </table:table-cell>
          <table:table-cell table:style-name="ce12" office:value-type="string" calcext:value-type="string">
            <text:p>Ati’o et al. (2000: 99), Gomes dos Santos (2006: 169, 267), da Silva et al. (2013: 71, 102, 114, 125, 193, 223)</text:p>
          </table:table-cell>
          <table:table-cell table:style-name="ce12" office:value-type="string" calcext:value-type="string">
            <text:p><text:span text:style-name="T47">zii</text:span><text:span text:style-name="T55">, </text:span><text:span text:style-name="T14">ʐiː</text:span><text:span text:style-name="T55"> ‘still’ + </text:span><text:span text:style-name="T14">au</text:span><text:span text:style-name="T15">- ‘NEG’ or </text:span><text:span text:style-name="T14">mazan</text:span><text:span text:style-name="T15"> ‘but, although, yet’ + </text:span><text:span text:style-name="T14">au</text:span><text:span text:style-name="T15">- ‘NEG’</text:span></text:p>
          </table:table-cell>
          <table:table-cell table:style-name="ce12" office:value-type="string" calcext:value-type="string">
            <text:p>No dedicated expression (2)</text:p>
          </table:table-cell>
          <table:table-cell table:style-name="ce12" office:value-type="string" calcext:value-type="string">
            <text:p>No (2)</text:p>
          </table:table-cell>
          <table:table-cell table:style-name="ce12" office:value-type="string" calcext:value-type="string">
            <text:p>Phrase (1)</text:p>
          </table:table-cell>
          <table:table-cell table:style-name="ce12" office:value-type="string" calcext:value-type="string">
            <text:p>Yes (1)</text:p>
          </table:table-cell>
          <table:table-cell table:style-name="ce22" office:value-type="string" calcext:value-type="string">
            <text:p>None</text:p>
          </table:table-cell>
          <table:table-cell table:style-name="ce12" office:value-type="string" calcext:value-type="string">
            <text:p><text:span text:style-name="T13">-</text:span><text:span text:style-name="T14">n</text:span><text:span text:style-name="T15">(</text:span><text:span text:style-name="T14">i</text:span><text:span text:style-name="T15">)‘non-present’</text:span></text:p>
          </table:table-cell>
          <table:table-cell table:style-name="ce12" office:value-type="string" calcext:value-type="string">
            <text:p>No dedicated expression (2)</text:p>
          </table:table-cell>
          <table:table-cell table:style-name="ce12" office:value-type="string" calcext:value-type="string">
            <text:p><text:span text:style-name="T1">man</text:span> ‘perhaps’</text:p>
          </table:table-cell>
          <table:table-cell table:style-name="ce12" office:value-type="string" calcext:value-type="string">
            <text:p>Dedicated expression (1)</text:p>
          </table:table-cell>
          <table:table-cell table:style-name="ce12" table:number-columns-repeated="1008"/>
        </table:table-row>
        <table:table-row table:style-name="ro3">
          <table:table-cell table:style-name="ce12" office:value-type="string" calcext:value-type="string">
            <text:p>Warekena do San Miguel</text:p>
          </table:table-cell>
          <table:table-cell table:style-name="ce12" office:value-type="string" calcext:value-type="string">
            <text:p>gae</text:p>
          </table:table-cell>
          <table:table-cell table:style-name="ce12" office:value-type="string" calcext:value-type="string">
            <text:p>Arawakan</text:p>
          </table:table-cell>
          <table:table-cell office:value-type="string" calcext:value-type="string">
            <text:p>Japura-Colombia</text:p>
          </table:table-cell>
          <table:table-cell table:style-name="ce12" office:value-type="string" calcext:value-type="string">
            <text:p>Bernabé, Fátima, Miguel Bernabé &amp; Giorgio Toso. 2006. <text:span text:style-name="T1">Diccionario bilingüe walékjena-castellano</text:span>. Maroa: No publisher stated.</text:p>
          </table:table-cell>
          <table:table-cell table:style-name="ce12" office:value-type="string" calcext:value-type="string">
            <text:p>Bernabé et al. (2006: 237)</text:p>
          </table:table-cell>
          <table:table-cell table:style-name="ce12" office:value-type="string" calcext:value-type="string">
            <text:p><text:span text:style-name="T1">nalé sawa</text:span> ‘not yet’ (&lt; <text:span text:style-name="T1">nalé</text:span> ‘NEG’ + <text:span text:style-name="T1">sawa</text:span> ‘yet’)</text:p>
          </table:table-cell>
          <table:table-cell table:style-name="ce12" office:value-type="string" calcext:value-type="string">
            <text:p>No dedicated expression (2)</text:p>
          </table:table-cell>
          <table:table-cell table:style-name="ce12" office:value-type="string" calcext:value-type="string">
            <text:p>No (2)</text:p>
          </table:table-cell>
          <table:table-cell table:style-name="ce12" office:value-type="string" calcext:value-type="string">
            <text:p>Phrase (1)</text:p>
          </table:table-cell>
          <table:table-cell table:style-name="ce12" office:value-type="string" calcext:value-type="string">
            <text:p>Yes (1)</text:p>
          </table:table-cell>
          <table:table-cell table:style-name="ce22" office:value-type="string" calcext:value-type="string">
            <text:p>None</text:p>
          </table:table-cell>
          <table:table-cell table:number-columns-repeated="4" table:style-name="ce12" office:value-type="string" calcext:value-type="string">
            <text:p>No info</text:p>
          </table:table-cell>
          <table:table-cell table:style-name="ce12" table:number-columns-repeated="1008"/>
        </table:table-row>
        <table:table-row table:style-name="ro3">
          <table:table-cell table:style-name="ce12" office:value-type="string" calcext:value-type="string">
            <text:p>Waurá</text:p>
          </table:table-cell>
          <table:table-cell table:style-name="ce12" office:value-type="string" calcext:value-type="string">
            <text:p>wau</text:p>
          </table:table-cell>
          <table:table-cell table:style-name="ce12" office:value-type="string" calcext:value-type="string">
            <text:p>Arawakan</text:p>
          </table:table-cell>
          <table:table-cell table:style-name="ce12" office:value-type="string" calcext:value-type="string">
            <text:p>Central-Eastern Maipuran</text:p>
          </table:table-cell>
          <table:table-cell table:style-name="ce12" office:value-type="string" calcext:value-type="string">
            <text:p>Postigo, Adriana V. 2014.<text:span text:style-name="T1"> Língua wauja (arawak): uma descriç</text:span><text:span text:style-name="T5">ão fonológica e morfossintática</text:span><text:span text:style-name="T6">. Araraquara: Universidade Estadual Paulista “Júlio de Mesquita Filho” dissertation.</text:span></text:p>
          </table:table-cell>
          <table:table-cell table:style-name="ce12" office:value-type="string" calcext:value-type="string">
            <text:p>Postigo (2014: 78, 161<text:span text:style-name="T36">‒162, </text:span>204)</text:p>
          </table:table-cell>
          <table:table-cell table:style-name="ce12" office:value-type="string" calcext:value-type="string">
            <text:p>[ˌajtseˈneke] ‘not yet’</text:p>
          </table:table-cell>
          <table:table-cell table:style-name="ce12" office:value-type="string" calcext:value-type="string">
            <text:p>Dedicated expression (1)</text:p>
          </table:table-cell>
          <table:table-cell table:style-name="ce12" office:value-type="string" calcext:value-type="string">
            <text:p>No (2)</text:p>
          </table:table-cell>
          <table:table-cell table:style-name="ce12" office:value-type="string" calcext:value-type="string">
            <text:p>Independent word (2)</text:p>
          </table:table-cell>
          <table:table-cell table:style-name="ce12" office:value-type="string" calcext:value-type="string">
            <text:p>No (2)</text:p>
          </table:table-cell>
          <table:table-cell table:style-name="ce22" office:value-type="string" calcext:value-type="string">
            <text:p>None</text:p>
          </table:table-cell>
          <table:table-cell table:style-name="ce12" office:value-type="string" calcext:value-type="string">
            <text:p><text:span text:style-name="T55">-</text:span><text:span text:style-name="T14">we</text:span><text:span text:style-name="T15"> ‘FUT’</text:span></text:p>
          </table:table-cell>
          <table:table-cell table:style-name="ce12" office:value-type="string" calcext:value-type="string">
            <text:p>Dedicated expression (1)</text:p>
          </table:table-cell>
          <table:table-cell table:style-name="ce12" office:value-type="string" calcext:value-type="string">
            <text:p>Rising intonation</text:p>
          </table:table-cell>
          <table:table-cell table:style-name="ce12" office:value-type="string" calcext:value-type="string">
            <text:p>Dedicated expression (1)</text:p>
          </table:table-cell>
          <table:table-cell table:style-name="ce12" table:number-columns-repeated="1008"/>
        </table:table-row>
        <table:table-row table:style-name="ro3">
          <table:table-cell office:value-type="string" calcext:value-type="string">
            <text:p>Wayuu</text:p>
          </table:table-cell>
          <table:table-cell office:value-type="string" calcext:value-type="string">
            <text:p>guc</text:p>
          </table:table-cell>
          <table:table-cell office:value-type="string" calcext:value-type="string">
            <text:p>Arawakan</text:p>
          </table:table-cell>
          <table:table-cell office:value-type="string" calcext:value-type="string">
            <text:p>Caribbean Arawakan</text:p>
          </table:table-cell>
          <table:table-cell office:value-type="string" calcext:value-type="string">
            <text:p>Mansen, Karis &amp; Richard A. Mansen. 1984. <text:span text:style-name="T1">Aprendamos guajiro: gramática pedagógica de guajiro</text:span>. Lomalinda: Editorial Townsend. Álvarez, José. 2017. <text:span text:style-name="T1">Compendio de la gramática de la lengua wayuu</text:span>. Ms.</text:p>
          </table:table-cell>
          <table:table-cell office:value-type="string" calcext:value-type="string">
            <text:p>Mansen &amp; Mansen (1984: 536), Álvarez (2017: 21, 45) </text:p>
          </table:table-cell>
          <table:table-cell office:value-type="string" calcext:value-type="string">
            <text:p>-<text:span text:style-name="T1">yülia</text:span> ‘(not) yet’</text:p>
          </table:table-cell>
          <table:table-cell office:value-type="string" calcext:value-type="string">
            <text:p>Dedicated expression (1)</text:p>
          </table:table-cell>
          <table:table-cell office:value-type="string" calcext:value-type="string">
            <text:p>No (2)</text:p>
          </table:table-cell>
          <table:table-cell office:value-type="string" calcext:value-type="string">
            <text:p>Affix (4)</text:p>
          </table:table-cell>
          <table:table-cell office:value-type="string" calcext:value-type="string">
            <text:p>Yes (1)</text:p>
          </table:table-cell>
          <table:table-cell table:style-name="ce20" office:value-type="string" calcext:value-type="string">
            <text:p>None</text:p>
          </table:table-cell>
          <table:table-cell office:value-type="string" calcext:value-type="string">
            <text:p><text:span text:style-name="T55">-</text:span><text:span text:style-name="T14">i</text:span><text:span text:style-name="T15"> ‘imminent future’</text:span><text:span text:style-name="T55">, -</text:span><text:span text:style-name="T14">ee</text:span><text:span text:style-name="T55"> 'FUT', -</text:span><text:span text:style-name="T14">inja</text:span><text:span text:style-name="T15"> ‘certain future’</text:span></text:p>
          </table:table-cell>
          <table:table-cell office:value-type="string" calcext:value-type="string">
            <text:p>Dedicated expression (1)</text:p>
          </table:table-cell>
          <table:table-cell office:value-type="string" calcext:value-type="string">
            <text:p><text:span text:style-name="T1">eera</text:span> ‘perhaps, maybe’</text:p>
          </table:table-cell>
          <table:table-cell office:value-type="string" calcext:value-type="string">
            <text:p>Dedicated expression (1)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Xavánte</text:p>
          </table:table-cell>
          <table:table-cell table:style-name="ce9" office:value-type="string" calcext:value-type="string">
            <text:p>xav</text:p>
          </table:table-cell>
          <table:table-cell table:style-name="ce9" office:value-type="string" calcext:value-type="string">
            <text:p>Nuclear-Macro-Je</text:p>
          </table:table-cell>
          <table:table-cell table:style-name="ce9" office:value-type="string" calcext:value-type="string">
            <text:p>Je</text:p>
          </table:table-cell>
          <table:table-cell table:style-name="ce9" office:value-type="string" calcext:value-type="string">
            <text:p>Machado Estevam, Adriana. 2011. <text:span text:style-name="T1">Morphosyntaxe du xavante, langue jê du Mato Grosso (Brésil)</text:span>. Paris: Université Paris Diderot dissertation.</text:p>
          </table:table-cell>
          <table:table-cell table:style-name="ce9" office:value-type="string" calcext:value-type="string">
            <text:p><text:span text:style-name="T30">Machado Estevam (2011: 107, 115, 127</text:span>)</text:p>
          </table:table-cell>
          <table:table-cell table:style-name="ce9" office:value-type="string" calcext:value-type="string">
            <text:p>(<text:span text:style-name="T1">za</text:span>)<text:span text:style-name="T1">hadu</text:span> ‘permansif’, ‘(pas) encore’</text:p>
          </table:table-cell>
          <table:table-cell table:style-name="ce9" office:value-type="string" calcext:value-type="string">
            <text:p>Dedicated expression (1)</text:p>
          </table:table-cell>
          <table:table-cell table:style-name="ce9" office:value-type="string" calcext:value-type="string">
            <text:p>No (2)</text:p>
          </table:table-cell>
          <table:table-cell table:style-name="ce9" office:value-type="string" calcext:value-type="string">
            <text:p>Independent word (2)</text:p>
          </table:table-cell>
          <table:table-cell table:style-name="ce9" office:value-type="string" calcext:value-type="string">
            <text:p>Yes (1)</text:p>
          </table:table-cell>
          <table:table-cell table:style-name="ce21" office:value-type="string" calcext:value-type="string">
            <text:p>‘still’</text:p>
          </table:table-cell>
          <table:table-cell table:style-name="ce9" office:value-type="string" calcext:value-type="string">
            <text:p><text:span text:style-name="T1">za</text:span> ‘future when the situation of the utterance serves as a reference point of the situation described’</text:p>
          </table:table-cell>
          <table:table-cell table:style-name="ce9" office:value-type="string" calcext:value-type="string">
            <text:p>No dedicated expression (2)</text:p>
          </table:table-cell>
          <table:table-cell table:style-name="ce23" office:value-type="string" calcext:value-type="string">
            <text:p><text:span text:style-name="T1">ãté</text:span> ‘dubitatif’</text:p>
          </table:table-cell>
          <table:table-cell table:style-name="ce9" office:value-type="string" calcext:value-type="string">
            <text:p>Dedicated expression (1)</text:p>
          </table:table-cell>
          <table:table-cell table:number-columns-repeated="1008"/>
        </table:table-row>
        <table:table-row table:style-name="ro3">
          <table:table-cell table:style-name="ce9" office:value-type="string" calcext:value-type="string">
            <text:p>Xiriâna</text:p>
          </table:table-cell>
          <table:table-cell table:style-name="ce9" office:value-type="string" calcext:value-type="string">
            <text:p>xir</text:p>
          </table:table-cell>
          <table:table-cell table:style-name="ce9" office:value-type="string" calcext:value-type="string">
            <text:p>Arawakan</text:p>
          </table:table-cell>
          <table:table-cell table:style-name="ce9" office:value-type="string" calcext:value-type="string">
            <text:p>Negro-Roraima</text:p>
          </table:table-cell>
          <table:table-cell table:style-name="ce9" office:value-type="string" calcext:value-type="string">
            <text:p>Ramirez, Henri. 1992. <text:span text:style-name="T1">Bahuana: une nouvelle langue de la famille arawak</text:span><text:span text:style-name="T29">.</text:span> Paris: Amerindia.</text:p>
          </table:table-cell>
          <table:table-cell table:style-name="ce9" office:value-type="string" calcext:value-type="string">
            <text:p>Ramirez (1992: 70, 100)</text:p>
          </table:table-cell>
          <table:table-cell table:style-name="ce9" office:value-type="string" calcext:value-type="string">
            <text:p><text:span text:style-name="T1">ariñaña</text:span> ‘not yet’</text:p>
          </table:table-cell>
          <table:table-cell table:style-name="ce9" office:value-type="string" calcext:value-type="string">
            <text:p>Dedicated expression (1)</text:p>
          </table:table-cell>
          <table:table-cell table:style-name="ce9" office:value-type="string" calcext:value-type="string">
            <text:p>No (2)</text:p>
          </table:table-cell>
          <table:table-cell table:style-name="ce9" office:value-type="string" calcext:value-type="string">
            <text:p>Independent word (2)</text:p>
          </table:table-cell>
          <table:table-cell table:style-name="ce9" office:value-type="string" calcext:value-type="string">
            <text:p>No (2)</text:p>
          </table:table-cell>
          <table:table-cell table:style-name="ce21" office:value-type="string" calcext:value-type="string">
            <text:p>None</text:p>
          </table:table-cell>
          <table:table-cell table:style-name="ce9" office:value-type="string" calcext:value-type="string">
            <text:p><text:span text:style-name="T60">-</text:span><text:span text:style-name="T61">ña</text:span><text:span text:style-name="T62"> ‘volitional future </text:span><text:span text:style-name="T63">(</text:span><text:span text:style-name="T64">intend to do in the future</text:span><text:span text:style-name="T63">)</text:span><text:span text:style-name="T64">’</text:span></text:p>
          </table:table-cell>
          <table:table-cell table:style-name="ce9" office:value-type="string" calcext:value-type="string">
            <text:p>No dedicated expression (2)</text:p>
          </table:table-cell>
          <table:table-cell table:style-name="ce23" office:value-type="string" calcext:value-type="string">
            <text:p>No info</text:p>
          </table:table-cell>
          <table:table-cell table:style-name="ce9" office:value-type="string" calcext:value-type="string">
            <text:p>No info</text:p>
          </table:table-cell>
          <table:table-cell table:style-name="ce12" table:number-columns-repeated="1008"/>
        </table:table-row>
        <table:table-row table:style-name="ro3">
          <table:table-cell table:style-name="ce12" office:value-type="string" calcext:value-type="string">
            <text:p>Yawalapití</text:p>
          </table:table-cell>
          <table:table-cell table:style-name="ce12" office:value-type="string" calcext:value-type="string">
            <text:p>yaw</text:p>
          </table:table-cell>
          <table:table-cell table:style-name="ce12" office:value-type="string" calcext:value-type="string">
            <text:p>Arawakan</text:p>
          </table:table-cell>
          <table:table-cell table:style-name="ce12" office:value-type="string" calcext:value-type="string">
            <text:p>Central-Eastern Maipuran</text:p>
          </table:table-cell>
          <table:table-cell table:style-name="ce12" office:value-type="string" calcext:value-type="string">
            <text:p><text:span text:style-name="T30">Yawalapíti, Tapi. 2021. </text:span><text:span text:style-name="T31">Documentação e descrição da língua yawalapíti (aruak): uma língua que não debe morrer</text:span><text:span text:style-name="T32">. Brasilia: Universidade de Brasília master’s thesis.</text:span></text:p>
          </table:table-cell>
          <table:table-cell table:style-name="ce12" office:value-type="string" calcext:value-type="string">
            <text:p>Yawalapíti (2021: 138, 149, 169, 193)</text:p>
          </table:table-cell>
          <table:table-cell table:style-name="ce12" office:value-type="string" calcext:value-type="string">
            <text:p><text:span text:style-name="T1">atsa</text:span> <text:span text:style-name="T1">ha</text:span>, <text:span text:style-name="T1">atsa</text:span> <text:span text:style-name="T1">hatsa, atsa </text:span><text:span text:style-name="T29">(</text:span><text:span text:style-name="T1">ha</text:span><text:span text:style-name="T29">)</text:span><text:span text:style-name="T1"> tʃa</text:span> ‘not yet’ (<text:span text:style-name="T1">atsa</text:span> ‘no, never’ + <text:span text:style-name="T1">ha</text:span>, <text:span text:style-name="T1">hatsa</text:span> ‘EMPH, yet, same’/<text:span text:style-name="T1">tʃa</text:span> ‘yet’)</text:p>
          </table:table-cell>
          <table:table-cell table:style-name="ce12" office:value-type="string" calcext:value-type="string">
            <text:p>No dedicated expression (2)</text:p>
          </table:table-cell>
          <table:table-cell table:style-name="ce12" office:value-type="string" calcext:value-type="string">
            <text:p>Yes (1)</text:p>
          </table:table-cell>
          <table:table-cell table:style-name="ce19" office:value-type="string" calcext:value-type="string">
            <text:p>Phrase (1)</text:p>
          </table:table-cell>
          <table:table-cell table:style-name="ce12" office:value-type="string" calcext:value-type="string">
            <text:p>Yes (1)</text:p>
          </table:table-cell>
          <table:table-cell table:style-name="ce22" office:value-type="string" calcext:value-type="string">
            <text:p>‘still’</text:p>
          </table:table-cell>
          <table:table-cell table:style-name="ce12" office:value-type="string" calcext:value-type="string">
            <text:p><text:span text:style-name="T1">pɨtʃukari</text:span> ‘prospective’, -<text:span text:style-name="T1">nɨʂi</text:span> ‘projective (aspect marker)’</text:p>
          </table:table-cell>
          <table:table-cell table:style-name="ce12" office:value-type="string" calcext:value-type="string">
            <text:p>No dedicated expression (2)</text:p>
          </table:table-cell>
          <table:table-cell table:number-columns-repeated="2" table:style-name="ce12" office:value-type="string" calcext:value-type="string">
            <text:p>No info</text:p>
          </table:table-cell>
          <table:table-cell table:style-name="ce24" table:number-columns-repeated="1008"/>
        </table:table-row>
        <table:table-row table:style-name="ro2">
          <table:table-cell office:value-type="string" calcext:value-type="string">
            <text:p>Yucuna</text:p>
          </table:table-cell>
          <table:table-cell office:value-type="string" calcext:value-type="string">
            <text:p>ycn</text:p>
          </table:table-cell>
          <table:table-cell office:value-type="string" calcext:value-type="string">
            <text:p>Arawakan</text:p>
          </table:table-cell>
          <table:table-cell office:value-type="string" calcext:value-type="string">
            <text:p>Japura-Colombia</text:p>
          </table:table-cell>
          <table:table-cell office:value-type="string" calcext:value-type="string">
            <text:p>Lemus Serrano, Magdalena. 2020.<text:span text:style-name="T1"> Pervasive nominalization in Yukuna, an Arawak language of Colombian Amazonia</text:span>. Lyon: Université Lumière Lyon 2 dissertation.</text:p>
          </table:table-cell>
          <table:table-cell office:value-type="string" calcext:value-type="string">
            <text:p><text:span text:style-name="T38">Lemus Serrano (2020: 81</text:span><text:span text:style-name="T39">‒82</text:span><text:span text:style-name="T41">, 179</text:span><text:span text:style-name="T39">‒180, 323, </text:span>668)</text:p>
          </table:table-cell>
          <table:table-cell office:value-type="string" calcext:value-type="string">
            <text:p><text:span text:style-name="T1">unkájo’ó</text:span> ‘not yet’ (<text:span text:style-name="T1">unká</text:span> ‘NEG’ + =<text:span text:style-name="T1">jo’ó</text:span> ‘still’)</text:p>
          </table:table-cell>
          <table:table-cell office:value-type="string" calcext:value-type="string">
            <text:p>No dedicated expression (2)</text:p>
          </table:table-cell>
          <table:table-cell office:value-type="string" calcext:value-type="string">
            <text:p>No (2)</text:p>
          </table:table-cell>
          <table:table-cell office:value-type="string" calcext:value-type="string">
            <text:p>Phrase (1)</text:p>
          </table:table-cell>
          <table:table-cell office:value-type="string" calcext:value-type="string">
            <text:p>Yes (1)</text:p>
          </table:table-cell>
          <table:table-cell office:value-type="string" calcext:value-type="string">
            <text:p><text:span text:style-name="T56">‘</text:span>still’</text:p>
          </table:table-cell>
          <table:table-cell office:value-type="string" calcext:value-type="string">
            <text:p><text:span text:style-name="T55">-</text:span><text:span text:style-name="T14">je</text:span><text:span text:style-name="T55"> ~ -</text:span><text:span text:style-name="T14">jɨ</text:span><text:span text:style-name="T15"> ‘future’</text:span> (diachronically related with agent nominalizer -<text:span text:style-name="T1">je</text:span> and purpose of motion -<text:span text:style-name="T1">je</text:span>)</text:p>
          </table:table-cell>
          <table:table-cell office:value-type="string" calcext:value-type="string">
            <text:p>Dedicated expression (1)</text:p>
          </table:table-cell>
          <table:table-cell office:value-type="string" calcext:value-type="string">
            <text:p><text:span text:style-name="T1">ka’jná</text:span> ‘dubitative’</text:p>
          </table:table-cell>
          <table:table-cell office:value-type="string" calcext:value-type="string">
            <text:p>Dedicated expression (1)</text:p>
          </table:table-cell>
          <table:table-cell table:number-columns-repeated="100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  <style:font-face style:name="Times New Roman2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19:18:13.293000000</meta:creation-date>
    <dc:date>2024-09-05T17:53:11.814000000</dc:date>
    <meta:editing-duration>PT22H18M34S</meta:editing-duration>
    <meta:editing-cycles>278</meta:editing-cycles>
    <meta:generator>LibreOffice/7.5.2.2$Windows_X86_64 LibreOffice_project/53bb9681a964705cf672590721dbc85eb4d0c3a2</meta:generator>
    <meta:document-statistic meta:table-count="1" meta:cell-count="480" meta:object-count="0"/>
  </office:meta>
</office:document-meta>
</file>